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77"/>
    <style:style style:name="P3" style:family="paragraph" style:parent-style-name="Preformatted_20_Text" style:list-style-name="L82"/>
    <style:style style:name="P4" style:family="paragraph" style:parent-style-name="Preformatted_20_Text" style:list-style-name="L81"/>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5">
      <style:paragraph-properties fo:margin-top="0in" fo:margin-bottom="0in" style:contextual-spacing="false"/>
    </style:style>
    <style:style style:name="P9" style:family="paragraph" style:parent-style-name="Text_20_body" style:list-style-name="L6">
      <style:paragraph-properties fo:margin-top="0in" fo:margin-bottom="0in" style:contextual-spacing="false"/>
    </style:style>
    <style:style style:name="P10" style:family="paragraph" style:parent-style-name="Text_20_body" style:list-style-name="L7">
      <style:paragraph-properties fo:margin-top="0in" fo:margin-bottom="0in" style:contextual-spacing="false"/>
    </style:style>
    <style:style style:name="P11" style:family="paragraph" style:parent-style-name="Text_20_body" style:list-style-name="L8">
      <style:paragraph-properties fo:margin-top="0in" fo:margin-bottom="0in" style:contextual-spacing="false"/>
    </style:style>
    <style:style style:name="P12" style:family="paragraph" style:parent-style-name="Text_20_body" style:list-style-name="L9">
      <style:paragraph-properties fo:margin-top="0in" fo:margin-bottom="0in" style:contextual-spacing="false"/>
    </style:style>
    <style:style style:name="P13" style:family="paragraph" style:parent-style-name="Text_20_body" style:list-style-name="L10">
      <style:paragraph-properties fo:margin-top="0in" fo:margin-bottom="0in" style:contextual-spacing="false"/>
    </style:style>
    <style:style style:name="P14" style:family="paragraph" style:parent-style-name="Text_20_body" style:list-style-name="L11">
      <style:paragraph-properties fo:margin-top="0in" fo:margin-bottom="0in" style:contextual-spacing="false"/>
    </style:style>
    <style:style style:name="P15" style:family="paragraph" style:parent-style-name="Text_20_body" style:list-style-name="L12">
      <style:paragraph-properties fo:margin-top="0in" fo:margin-bottom="0in" style:contextual-spacing="false"/>
    </style:style>
    <style:style style:name="P16" style:family="paragraph" style:parent-style-name="Text_20_body" style:list-style-name="L13"/>
    <style:style style:name="P17" style:family="paragraph" style:parent-style-name="Text_20_body" style:list-style-name="L14">
      <style:paragraph-properties fo:margin-top="0in" fo:margin-bottom="0in" style:contextual-spacing="false"/>
    </style:style>
    <style:style style:name="P18" style:family="paragraph" style:parent-style-name="Text_20_body" style:list-style-name="L15">
      <style:paragraph-properties fo:margin-top="0in" fo:margin-bottom="0in" style:contextual-spacing="false"/>
    </style:style>
    <style:style style:name="P19" style:family="paragraph" style:parent-style-name="Text_20_body" style:list-style-name="L16">
      <style:paragraph-properties fo:margin-top="0in" fo:margin-bottom="0in" style:contextual-spacing="false"/>
    </style:style>
    <style:style style:name="P20" style:family="paragraph" style:parent-style-name="Text_20_body" style:list-style-name="L17">
      <style:paragraph-properties fo:margin-top="0in" fo:margin-bottom="0in" style:contextual-spacing="false"/>
    </style:style>
    <style:style style:name="P21" style:family="paragraph" style:parent-style-name="Text_20_body" style:list-style-name="L18">
      <style:paragraph-properties fo:margin-top="0in" fo:margin-bottom="0in" style:contextual-spacing="false"/>
    </style:style>
    <style:style style:name="P22" style:family="paragraph" style:parent-style-name="Text_20_body" style:list-style-name="L19"/>
    <style:style style:name="P23" style:family="paragraph" style:parent-style-name="Text_20_body" style:list-style-name="L20">
      <style:paragraph-properties fo:margin-top="0in" fo:margin-bottom="0in" style:contextual-spacing="false"/>
    </style:style>
    <style:style style:name="P24" style:family="paragraph" style:parent-style-name="Text_20_body" style:list-style-name="L21">
      <style:paragraph-properties fo:margin-top="0in" fo:margin-bottom="0in" style:contextual-spacing="false"/>
    </style:style>
    <style:style style:name="P25" style:family="paragraph" style:parent-style-name="Text_20_body" style:list-style-name="L22">
      <style:paragraph-properties fo:margin-top="0in" fo:margin-bottom="0in" style:contextual-spacing="false"/>
    </style:style>
    <style:style style:name="P26" style:family="paragraph" style:parent-style-name="Text_20_body" style:list-style-name="L23">
      <style:paragraph-properties fo:margin-top="0in" fo:margin-bottom="0in" style:contextual-spacing="false"/>
    </style:style>
    <style:style style:name="P27" style:family="paragraph" style:parent-style-name="Text_20_body" style:list-style-name="L24">
      <style:paragraph-properties fo:margin-top="0in" fo:margin-bottom="0in" style:contextual-spacing="false"/>
    </style:style>
    <style:style style:name="P28" style:family="paragraph" style:parent-style-name="Text_20_body" style:list-style-name="L25">
      <style:paragraph-properties fo:margin-top="0in" fo:margin-bottom="0in" style:contextual-spacing="false"/>
    </style:style>
    <style:style style:name="P29" style:family="paragraph" style:parent-style-name="Text_20_body" style:list-style-name="L26"/>
    <style:style style:name="P30" style:family="paragraph" style:parent-style-name="Text_20_body" style:list-style-name="L27">
      <style:paragraph-properties fo:margin-top="0in" fo:margin-bottom="0in" style:contextual-spacing="false"/>
    </style:style>
    <style:style style:name="P31" style:family="paragraph" style:parent-style-name="Text_20_body" style:list-style-name="L28">
      <style:paragraph-properties fo:margin-top="0in" fo:margin-bottom="0in" style:contextual-spacing="false"/>
    </style:style>
    <style:style style:name="P32" style:family="paragraph" style:parent-style-name="Text_20_body" style:list-style-name="L29">
      <style:paragraph-properties fo:margin-top="0in" fo:margin-bottom="0in" style:contextual-spacing="false"/>
    </style:style>
    <style:style style:name="P33" style:family="paragraph" style:parent-style-name="Text_20_body" style:list-style-name="L30">
      <style:paragraph-properties fo:margin-top="0in" fo:margin-bottom="0in" style:contextual-spacing="false"/>
    </style:style>
    <style:style style:name="P34" style:family="paragraph" style:parent-style-name="Text_20_body" style:list-style-name="L31">
      <style:paragraph-properties fo:margin-top="0in" fo:margin-bottom="0in" style:contextual-spacing="false"/>
    </style:style>
    <style:style style:name="P35" style:family="paragraph" style:parent-style-name="Text_20_body" style:list-style-name="L32">
      <style:paragraph-properties fo:margin-top="0in" fo:margin-bottom="0in" style:contextual-spacing="false"/>
    </style:style>
    <style:style style:name="P36" style:family="paragraph" style:parent-style-name="Text_20_body">
      <style:text-properties fo:font-weight="bold" style:font-weight-asian="bold" style:font-weight-complex="bold"/>
    </style:style>
    <style:style style:name="P37" style:family="paragraph" style:parent-style-name="Text_20_body" style:list-style-name="L33">
      <style:paragraph-properties fo:margin-top="0in" fo:margin-bottom="0in" style:contextual-spacing="false"/>
    </style:style>
    <style:style style:name="P38" style:family="paragraph" style:parent-style-name="Text_20_body" style:list-style-name="L34"/>
    <style:style style:name="P39" style:family="paragraph" style:parent-style-name="Text_20_body" style:list-style-name="L35">
      <style:paragraph-properties fo:margin-top="0in" fo:margin-bottom="0in" style:contextual-spacing="false"/>
    </style:style>
    <style:style style:name="P40" style:family="paragraph" style:parent-style-name="Text_20_body" style:list-style-name="L36">
      <style:paragraph-properties fo:margin-top="0in" fo:margin-bottom="0in" style:contextual-spacing="false"/>
    </style:style>
    <style:style style:name="P41" style:family="paragraph" style:parent-style-name="Text_20_body" style:list-style-name="L37">
      <style:paragraph-properties fo:margin-top="0in" fo:margin-bottom="0in" style:contextual-spacing="false"/>
    </style:style>
    <style:style style:name="P42" style:family="paragraph" style:parent-style-name="Text_20_body" style:list-style-name="L38"/>
    <style:style style:name="P43" style:family="paragraph" style:parent-style-name="Text_20_body" style:list-style-name="L39">
      <style:paragraph-properties fo:margin-top="0in" fo:margin-bottom="0in" style:contextual-spacing="false"/>
    </style:style>
    <style:style style:name="P44" style:family="paragraph" style:parent-style-name="Text_20_body" style:list-style-name="L40">
      <style:paragraph-properties fo:margin-top="0in" fo:margin-bottom="0in" style:contextual-spacing="false"/>
    </style:style>
    <style:style style:name="P45" style:family="paragraph" style:parent-style-name="Text_20_body" style:list-style-name="L41">
      <style:paragraph-properties fo:margin-top="0in" fo:margin-bottom="0in" style:contextual-spacing="false"/>
    </style:style>
    <style:style style:name="P46" style:family="paragraph" style:parent-style-name="Text_20_body" style:list-style-name="L42">
      <style:paragraph-properties fo:margin-top="0in" fo:margin-bottom="0in" style:contextual-spacing="false"/>
    </style:style>
    <style:style style:name="P47" style:family="paragraph" style:parent-style-name="Text_20_body" style:list-style-name="L43">
      <style:paragraph-properties fo:margin-top="0in" fo:margin-bottom="0in" style:contextual-spacing="false"/>
    </style:style>
    <style:style style:name="P48" style:family="paragraph" style:parent-style-name="Text_20_body" style:list-style-name="L44">
      <style:paragraph-properties fo:margin-top="0in" fo:margin-bottom="0in" style:contextual-spacing="false"/>
    </style:style>
    <style:style style:name="P49" style:family="paragraph" style:parent-style-name="Text_20_body" style:list-style-name="L45">
      <style:paragraph-properties fo:margin-top="0in" fo:margin-bottom="0in" style:contextual-spacing="false"/>
    </style:style>
    <style:style style:name="P50" style:family="paragraph" style:parent-style-name="Text_20_body" style:list-style-name="L46">
      <style:paragraph-properties fo:margin-top="0in" fo:margin-bottom="0in" style:contextual-spacing="false"/>
    </style:style>
    <style:style style:name="P51" style:family="paragraph" style:parent-style-name="Text_20_body" style:list-style-name="L47"/>
    <style:style style:name="P52" style:family="paragraph" style:parent-style-name="Text_20_body" style:list-style-name="L48">
      <style:paragraph-properties fo:margin-top="0in" fo:margin-bottom="0in" style:contextual-spacing="false"/>
    </style:style>
    <style:style style:name="P53" style:family="paragraph" style:parent-style-name="Text_20_body" style:list-style-name="L49">
      <style:paragraph-properties fo:margin-top="0in" fo:margin-bottom="0in" style:contextual-spacing="false"/>
    </style:style>
    <style:style style:name="P54" style:family="paragraph" style:parent-style-name="Text_20_body" style:list-style-name="L50">
      <style:paragraph-properties fo:margin-top="0in" fo:margin-bottom="0in" style:contextual-spacing="false"/>
    </style:style>
    <style:style style:name="P55" style:family="paragraph" style:parent-style-name="Text_20_body" style:list-style-name="L51">
      <style:paragraph-properties fo:margin-top="0in" fo:margin-bottom="0in" style:contextual-spacing="false"/>
    </style:style>
    <style:style style:name="P56" style:family="paragraph" style:parent-style-name="Text_20_body" style:list-style-name="L52"/>
    <style:style style:name="P57" style:family="paragraph" style:parent-style-name="Text_20_body" style:list-style-name="L53">
      <style:paragraph-properties fo:margin-top="0in" fo:margin-bottom="0in" style:contextual-spacing="false"/>
    </style:style>
    <style:style style:name="P58" style:family="paragraph" style:parent-style-name="Text_20_body" style:list-style-name="L54">
      <style:paragraph-properties fo:margin-top="0in" fo:margin-bottom="0in" style:contextual-spacing="false"/>
    </style:style>
    <style:style style:name="P59" style:family="paragraph" style:parent-style-name="Text_20_body" style:list-style-name="L55">
      <style:paragraph-properties fo:margin-top="0in" fo:margin-bottom="0in" style:contextual-spacing="false"/>
    </style:style>
    <style:style style:name="P60" style:family="paragraph" style:parent-style-name="Text_20_body" style:list-style-name="L56">
      <style:paragraph-properties fo:margin-top="0in" fo:margin-bottom="0in" style:contextual-spacing="false"/>
    </style:style>
    <style:style style:name="P61" style:family="paragraph" style:parent-style-name="Text_20_body" style:list-style-name="L57">
      <style:paragraph-properties fo:margin-top="0in" fo:margin-bottom="0in" style:contextual-spacing="false"/>
    </style:style>
    <style:style style:name="P62" style:family="paragraph" style:parent-style-name="Text_20_body" style:list-style-name="L58"/>
    <style:style style:name="P63" style:family="paragraph" style:parent-style-name="Text_20_body" style:list-style-name="L59">
      <style:paragraph-properties fo:margin-top="0in" fo:margin-bottom="0in" style:contextual-spacing="false"/>
    </style:style>
    <style:style style:name="P64" style:family="paragraph" style:parent-style-name="Text_20_body" style:list-style-name="L60">
      <style:paragraph-properties fo:margin-top="0in" fo:margin-bottom="0in" style:contextual-spacing="false"/>
    </style:style>
    <style:style style:name="P65" style:family="paragraph" style:parent-style-name="Text_20_body" style:list-style-name="L61">
      <style:paragraph-properties fo:margin-top="0in" fo:margin-bottom="0in" style:contextual-spacing="false"/>
    </style:style>
    <style:style style:name="P66" style:family="paragraph" style:parent-style-name="Text_20_body" style:list-style-name="L62">
      <style:paragraph-properties fo:margin-top="0in" fo:margin-bottom="0in" style:contextual-spacing="false"/>
    </style:style>
    <style:style style:name="P67" style:family="paragraph" style:parent-style-name="Text_20_body" style:list-style-name="L63"/>
    <style:style style:name="P68" style:family="paragraph" style:parent-style-name="Text_20_body" style:list-style-name="L64"/>
    <style:style style:name="P69" style:family="paragraph" style:parent-style-name="Text_20_body" style:list-style-name="L65">
      <style:paragraph-properties fo:margin-top="0in" fo:margin-bottom="0in" style:contextual-spacing="false"/>
    </style:style>
    <style:style style:name="P70" style:family="paragraph" style:parent-style-name="Text_20_body" style:list-style-name="L66">
      <style:paragraph-properties fo:margin-top="0in" fo:margin-bottom="0in" style:contextual-spacing="false"/>
    </style:style>
    <style:style style:name="P71" style:family="paragraph" style:parent-style-name="Text_20_body" style:list-style-name="L67">
      <style:paragraph-properties fo:margin-top="0in" fo:margin-bottom="0in" style:contextual-spacing="false"/>
    </style:style>
    <style:style style:name="P72" style:family="paragraph" style:parent-style-name="Text_20_body" style:list-style-name="L68">
      <style:paragraph-properties fo:margin-top="0in" fo:margin-bottom="0in" style:contextual-spacing="false"/>
    </style:style>
    <style:style style:name="P73" style:family="paragraph" style:parent-style-name="Text_20_body" style:list-style-name="L69">
      <style:paragraph-properties fo:margin-top="0in" fo:margin-bottom="0in" style:contextual-spacing="false"/>
    </style:style>
    <style:style style:name="P74" style:family="paragraph" style:parent-style-name="Text_20_body" style:list-style-name="L70">
      <style:paragraph-properties fo:margin-top="0in" fo:margin-bottom="0in" style:contextual-spacing="false"/>
    </style:style>
    <style:style style:name="P75" style:family="paragraph" style:parent-style-name="Text_20_body" style:list-style-name="L71">
      <style:paragraph-properties fo:margin-top="0in" fo:margin-bottom="0in" style:contextual-spacing="false"/>
    </style:style>
    <style:style style:name="P76" style:family="paragraph" style:parent-style-name="Text_20_body" style:list-style-name="L72">
      <style:paragraph-properties fo:margin-top="0in" fo:margin-bottom="0in" style:contextual-spacing="false"/>
    </style:style>
    <style:style style:name="P77" style:family="paragraph" style:parent-style-name="Text_20_body" style:list-style-name="L73">
      <style:paragraph-properties fo:margin-top="0in" fo:margin-bottom="0in" style:contextual-spacing="false"/>
    </style:style>
    <style:style style:name="P78" style:family="paragraph" style:parent-style-name="Text_20_body" style:list-style-name="L74">
      <style:paragraph-properties fo:margin-top="0in" fo:margin-bottom="0in" style:contextual-spacing="false"/>
    </style:style>
    <style:style style:name="P79" style:family="paragraph" style:parent-style-name="Text_20_body" style:list-style-name="L75"/>
    <style:style style:name="P80" style:family="paragraph" style:parent-style-name="Text_20_body" style:list-style-name="L76">
      <style:paragraph-properties fo:margin-top="0in" fo:margin-bottom="0in" style:contextual-spacing="false"/>
    </style:style>
    <style:style style:name="P81" style:family="paragraph" style:parent-style-name="Text_20_body" style:list-style-name="L77"/>
    <style:style style:name="P82" style:family="paragraph" style:parent-style-name="Text_20_body" style:list-style-name="L78">
      <style:paragraph-properties fo:margin-top="0in" fo:margin-bottom="0in" style:contextual-spacing="false"/>
    </style:style>
    <style:style style:name="P83" style:family="paragraph" style:parent-style-name="Text_20_body" style:list-style-name="L79">
      <style:paragraph-properties fo:margin-top="0in" fo:margin-bottom="0in" style:contextual-spacing="false"/>
    </style:style>
    <style:style style:name="P84" style:family="paragraph" style:parent-style-name="Text_20_body" style:list-style-name="L80">
      <style:paragraph-properties fo:margin-top="0in" fo:margin-bottom="0in" style:contextual-spacing="false"/>
    </style:style>
    <style:style style:name="P85" style:family="paragraph" style:parent-style-name="Text_20_body" style:list-style-name="L81"/>
    <style:style style:name="P86" style:family="paragraph" style:parent-style-name="Text_20_body" style:list-style-name="L82"/>
    <style:style style:name="P87" style:family="paragraph" style:parent-style-name="Text_20_body" style:list-style-name="L83">
      <style:paragraph-properties fo:margin-top="0in" fo:margin-bottom="0in" style:contextual-spacing="false"/>
    </style:style>
    <style:style style:name="P88" style:family="paragraph" style:parent-style-name="Text_20_body" style:list-style-name="L84"/>
    <style:style style:name="P89" style:family="paragraph" style:parent-style-name="Text_20_body" style:list-style-name="L85">
      <style:paragraph-properties fo:margin-top="0in" fo:margin-bottom="0in" style:contextual-spacing="false"/>
    </style:style>
    <style:style style:name="P90" style:family="paragraph" style:parent-style-name="Text_20_body" style:list-style-name="L86">
      <style:paragraph-properties fo:margin-top="0in" fo:margin-bottom="0in" style:contextual-spacing="false"/>
    </style:style>
    <style:style style:name="P91" style:family="paragraph" style:parent-style-name="Text_20_body" style:list-style-name="L87">
      <style:paragraph-properties fo:margin-top="0in" fo:margin-bottom="0in" style:contextual-spacing="false"/>
    </style:style>
    <style:style style:name="P92" style:family="paragraph" style:parent-style-name="Text_20_body" style:list-style-name="L88">
      <style:paragraph-properties fo:margin-top="0in" fo:margin-bottom="0in" style:contextual-spacing="false"/>
    </style:style>
    <style:style style:name="P93" style:family="paragraph" style:parent-style-name="Text_20_body" style:list-style-name="L89"/>
    <style:style style:name="P94" style:family="paragraph" style:parent-style-name="Text_20_body" style:list-style-name="L90">
      <style:paragraph-properties fo:margin-top="0in" fo:margin-bottom="0in" style:contextual-spacing="false"/>
    </style:style>
    <style:style style:name="P95" style:family="paragraph" style:parent-style-name="Text_20_body" style:list-style-name="L91">
      <style:paragraph-properties fo:margin-top="0in" fo:margin-bottom="0in" style:contextual-spacing="false"/>
    </style:style>
    <style:style style:name="P96" style:family="paragraph" style:parent-style-name="Text_20_body" style:list-style-name="L92">
      <style:paragraph-properties fo:margin-top="0in" fo:margin-bottom="0in" style:contextual-spacing="false"/>
    </style:style>
    <style:style style:name="P97" style:family="paragraph" style:parent-style-name="Text_20_body" style:list-style-name="L93">
      <style:paragraph-properties fo:margin-top="0in" fo:margin-bottom="0in" style:contextual-spacing="false"/>
    </style:style>
    <style:style style:name="P98" style:family="paragraph" style:parent-style-name="Text_20_body" style:list-style-name="L94">
      <style:paragraph-properties fo:margin-top="0in" fo:margin-bottom="0in" style:contextual-spacing="false"/>
    </style:style>
    <style:style style:name="P99" style:family="paragraph" style:parent-style-name="Text_20_body" style:list-style-name="L95">
      <style:paragraph-properties fo:margin-top="0in" fo:margin-bottom="0in" style:contextual-spacing="false"/>
    </style:style>
    <style:style style:name="P100" style:family="paragraph" style:parent-style-name="Text_20_body" style:list-style-name="L96">
      <style:paragraph-properties fo:margin-top="0in" fo:margin-bottom="0in" style:contextual-spacing="false"/>
    </style:style>
    <style:style style:name="P101" style:family="paragraph" style:parent-style-name="Text_20_body" style:list-style-name="L97">
      <style:paragraph-properties fo:margin-top="0in" fo:margin-bottom="0in" style:contextual-spacing="false"/>
    </style:style>
    <style:style style:name="P102" style:family="paragraph" style:parent-style-name="Text_20_body" style:list-style-name="L98">
      <style:paragraph-properties fo:margin-top="0in" fo:margin-bottom="0in" style:contextual-spacing="false"/>
    </style:style>
    <style:style style:name="P103" style:family="paragraph" style:parent-style-name="Text_20_body" style:list-style-name="L99">
      <style:paragraph-properties fo:margin-top="0in" fo:margin-bottom="0in" style:contextual-spacing="false"/>
    </style:style>
    <style:style style:name="P104" style:family="paragraph" style:parent-style-name="Text_20_body" style:list-style-name="L100">
      <style:paragraph-properties fo:margin-top="0in" fo:margin-bottom="0in" style:contextual-spacing="false"/>
    </style:style>
    <style:style style:name="P105" style:family="paragraph" style:parent-style-name="Text_20_body" style:list-style-name="L101">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choosing-and-installing-your-first-linux-distro"/>Choosing and Installing Your First Linux Distro<text:bookmark-end text:name="choosing-and-installing-your-first-linux-distro"/></text:h>
      <text:h text:style-name="Heading_20_2" text:outline-level="2" text:is-list-header="true"><text:bookmark-start text:name="introduction"/>Introduction<text:bookmark-end text:name="introduction"/></text:h>
      <text:h text:style-name="Heading_20_3" text:outline-level="3"><text:bookmark-start text:name="understanding-linux-distributions"/>Understanding Linux Distributions<text:bookmark-end text:name="understanding-linux-distributions"/></text:h>
      <text:h text:style-name="Heading_20_4" text:outline-level="4"><text:bookmark-start text:name="what-is-a-linux-distribution"/>What is a Linux Distribution<text:bookmark-end text:name="what-is-a-linux-distribution"/></text:h>
      <text:p text:style-name="First_20_paragraph">Imagine the engine of a car. That's kind of like the <text:span text:style-name="T1">Linux kernel</text:span>. It's the core of the operating system, responsible for managing the hardware, processes, and memory. It's powerful, but by itself, it's not something you can easily interact with.</text:p>
      <text:p text:style-name="Text_20_body">Now, picture that car engine being put into different car bodies – a sports car, a sedan, a truck. Each car body provides a complete, usable vehicle with different features and aesthetics, even though they share the same fundamental engine.</text:p>
      <text:p text:style-name="Text_20_body">That's essentially what a <text:span text:style-name="T1">Linux distribution</text:span> is! It's a complete operating system built around the Linux kernel. It bundles the kernel with other essential components to make it user-friendly and functional. These components typically include:</text:p>
      <text:list xml:id="list4164622092" text:style-name="L11">
        <text:list-item>
          <text:p text:style-name="P14"><text:span text:style-name="T1">Desktop Environment</text:span>: This is what you see and interact with – the graphical interface, windows, icons, and menus. Think of it as the car's dashboard and interior. Popular examples include GNOME, KDE Plasma, XFCE, and MATE.</text:p>
        </text:list-item>
        <text:list-item>
          <text:p text:style-name="P14"><text:span text:style-name="T1">System Utilities</text:span>: These are the tools that help the operating system run and perform tasks, like managing files, user accounts, and system processes.</text:p>
        </text:list-item>
        <text:list-item>
          <text:p text:style-name="P14"><text:span text:style-name="T1">Applications</text:span>: Web browsers, office suites, media players – the software you use to get work done or have fun.</text:p>
        </text:list-item>
        <text:list-item>
          <text:p text:style-name="P14"><text:span text:style-name="T1">Package Manager</text:span>: This is a crucial tool for system administrators! It's how you easily install, update, and remove software on your system. Instead of manually downloading and installing each program, the package manager handles dependencies and ensures everything is in the right place. Common ones are <text:span text:style-name="Source_5f_Text">apt</text:span> (Debian/Ubuntu), <text:span text:style-name="Source_5f_Text">dnf</text:span> (Fedora/RHEL/CentOS), and <text:span text:style-name="Source_5f_Text">pacman</text:span> (Arch Linux).</text:p>
        </text:list-item>
      </text:list>
      <text:p text:style-name="First_20_paragraph">So, why are there so many different distributions? Just like car manufacturers design vehicles for different purposes (speed, cargo, luxury), Linux distributions are tailored for various needs:</text:p>
      <text:list xml:id="list1443937439" text:style-name="L12">
        <text:list-item>
          <text:p text:style-name="P15">Some are designed for beginners (like Linux Mint or Ubuntu Desktop), focusing on ease of use and a familiar interface.</text:p>
        </text:list-item>
        <text:list-item>
          <text:p text:style-name="P15">Others are highly stable and optimized for servers (like Debian or Ubuntu Server), prioritizing reliability and long-term support.</text:p>
        </text:list-item>
        <text:list-item>
          <text:p text:style-name="P15">Some are built for specific tasks (like Kali Linux for penetration testing) with specialized tools pre-installed.</text:p>
        </text:list-item>
        <text:list-item>
          <text:p text:style-name="P15">And some are for advanced users who want maximum control and customization (like Arch Linux).</text:p>
        </text:list-item>
      </text:list>
      <text:p text:style-name="First_20_paragraph">This variety is one of Linux's greatest strengths, as it allows users to choose an operating system <text:soft-page-break/>that perfectly fits their requirements. For a system administrator, understanding these differences helps in selecting the right tool for the job.</text:p>
      <text:h text:style-name="Heading_20_3" text:outline-level="3"><text:bookmark-start text:name="common-categories-of-linux-distributions"/>Common Categories of Linux Distributions<text:bookmark-end text:name="common-categories-of-linux-distributions"/></text:h>
      <text:p text:style-name="First_20_paragraph">The vast world of Linux distributions isn't just random; they often fall into different categories based on their primary purpose or design philosophy. Understanding these categories will help you narrow down your choices when you're looking for a specific kind of system.</text:p>
      <text:p text:style-name="Text_20_body">Here are some of the common categories you'll encounter:</text:p>
      <text:list xml:id="list231215595" text:style-name="L13">
        <text:list-item>
          <text:p text:style-name="P16"><text:span text:style-name="T1">Beginner-Friendly / Desktop-Oriented Distributions</text:span>:</text:p>
          <text:list text:style-name="L14">
            <text:list-item>
              <text:p text:style-name="P17"><text:span text:style-name="T1">Characteristics</text:span>: These distributions focus on ease of use, a visually appealing desktop environment, and often come with many common applications pre-installed. They aim to make the transition from other operating systems as smooth as possible.</text:p>
            </text:list-item>
            <text:list-item>
              <text:p text:style-name="P17"><text:span text:style-name="T1">Examples</text:span>: Ubuntu Desktop, Linux Mint, Fedora Workstation.</text:p>
            </text:list-item>
            <text:list-item>
              <text:p text:style-name="P17"><text:span text:style-name="T1">Why they exist</text:span>: To lower the barrier to entry for new users and provide a robust alternative to proprietary operating systems for everyday computing.</text:p>
            </text:list-item>
          </text:list>
        </text:list-item>
        <text:list-item>
          <text:p text:style-name="P16"><text:span text:style-name="T1">Server-Oriented Distributions</text:span>:</text:p>
          <text:list text:style-name="L15">
            <text:list-item>
              <text:p text:style-name="P18"><text:span text:style-name="T1">Characteristics</text:span>: These are designed for stability, security, and long-term support. They often come with a minimal graphical interface (or none at all, relying on the command line) to conserve resources. They prioritize robust networking, security features, and usually have very long release cycles (meaning fewer disruptive updates).</text:p>
            </text:list-item>
            <text:list-item>
              <text:p text:style-name="P18"><text:span text:style-name="T1">Examples</text:span>: Ubuntu Server, Debian, CentOS Stream (or its alternatives like Rocky Linux/AlmaLinux, which we'll discuss later).</text:p>
            </text:list-item>
            <text:list-item>
              <text:p text:style-name="P18"><text:span text:style-name="T1">Why they exist</text:span>: To provide reliable and efficient platforms for hosting websites, databases, applications, and managing network services. This is where you, as a future system administrator, will spend a lot of your time!</text:p>
            </text:list-item>
          </text:list>
        </text:list-item>
        <text:list-item>
          <text:p text:style-name="P16"><text:span text:style-name="T1">Specialized Distributions</text:span>:</text:p>
          <text:list text:style-name="L16">
            <text:list-item>
              <text:p text:style-name="P19"><text:span text:style-name="T1">Characteristics</text:span>: These distros are built with a very specific purpose in mind, often pre-packaging tools and configurations for that particular task.</text:p>
            </text:list-item>
            <text:list-item>
              <text:p text:style-name="P19"><text:span text:style-name="T1">Examples</text:span>:</text:p>
              <text:list text:style-name="L17">
                <text:list-item>
                  <text:p text:style-name="P20"><text:span text:style-name="T1">Kali Linux</text:span>: For penetration testing and digital forensics (pre-installed security tools).</text:p>
                </text:list-item>
                <text:list-item>
                  <text:p text:style-name="P20"><text:span text:style-name="T1">PfSense/OPNsense</text:span>: For firewalls and routers.</text:p>
                </text:list-item>
                <text:list-item>
                  <text:p text:style-name="P20"><text:span text:style-name="T1">FreeNAS/TrueNAS</text:span>: For Network-Attached Storage (NAS) solutions.</text:p>
                </text:list-item>
                <text:list-item>
                  <text:p text:style-name="P20"><text:span text:style-name="T1">Raspberry Pi OS</text:span>: Optimized for the Raspberry Pi single-board computer.</text:p>
                </text:list-item>
              </text:list>
            </text:list-item>
            <text:list-item>
              <text:p text:style-name="P19"><text:span text:style-name="T1">Why they exist</text:span>: To provide highly optimized and ready-to-use environments for niche applications, saving users the time and effort of configuring everything from scratch.</text:p>
            </text:list-item>
          </text:list>
        </text:list-item>
        <text:list-item>
          <text:p text:style-name="P16"><text:span text:style-name="T1">Lightweight Distributions</text:span>:</text:p>
          <text:list text:style-name="L18">
            <text:list-item>
              <text:p text:style-name="P21"><text:span text:style-name="T1">Characteristics</text:span>: Designed to run efficiently on older hardware or systems with <text:soft-page-break/>limited resources. They typically use very lightweight desktop environments or window managers and minimal software.</text:p>
            </text:list-item>
            <text:list-item>
              <text:p text:style-name="P21"><text:span text:style-name="T1">Examples</text:span>: Lubuntu, Puppy Linux, AntiX.</text:p>
            </text:list-item>
            <text:list-item>
              <text:p text:style-name="P21"><text:span text:style-name="T1">Why they exist</text:span>: To breathe new life into older computers or for embedded systems where resource usage is critical.</text:p>
            </text:list-item>
          </text:list>
        </text:list-item>
      </text:list>
      <text:p text:style-name="First_20_paragraph">Understanding these categories helps you understand why a particular distro might be a good fit for a given task. For your goal as a system administrator, the "Server-Oriented" category will be particularly relevant!</text:p>
      <text:h text:style-name="Heading_20_3" text:outline-level="3"><text:bookmark-start text:name="considerations-for-server-administration"/>Considerations for Server Administration<text:bookmark-end text:name="considerations-for-server-administration"/></text:h>
      <text:p text:style-name="First_20_paragraph">For server administration, your priorities will be different from someone just wanting a desktop for web Browse. Here are the key factors to consider:</text:p>
      <text:list xml:id="list4236382902" text:style-name="L19">
        <text:list-item>
          <text:p text:style-name="P22">Stability and Reliability:</text:p>
          <text:list text:style-name="L20">
            <text:list-item>
              <text:p text:style-name="P23"><text:span text:style-name="T1">Why it matters</text:span>: Servers need to run continuously, often for months or years, without unexpected crashes or issues. You want an operating system that is thoroughly tested and has a reputation for being rock-solid.</text:p>
            </text:list-item>
            <text:list-item>
              <text:p text:style-name="P23"><text:span text:style-name="T1">What to look for</text:span>: Distributions with longer release cycles and extensive testing before new versions are released.</text:p>
            </text:list-item>
          </text:list>
        </text:list-item>
        <text:list-item>
          <text:p text:style-name="P22"><text:span text:style-name="T1">Long-Term Support (LTS)</text:span>:</text:p>
          <text:list text:style-name="L21">
            <text:list-item>
              <text:p text:style-name="P24"><text:span text:style-name="T1">Why it matters</text:span>: As a server administrator, you don't want to be forced to upgrade your entire operating system every six months. LTS versions receive security updates and bug fixes for several years (often 5-10 years), making them ideal for production servers.</text:p>
            </text:list-item>
            <text:list-item>
              <text:p text:style-name="P24"><text:span text:style-name="T1">What to look for</text:span>: Distros that clearly offer LTS releases with defined support periods.</text:p>
            </text:list-item>
          </text:list>
        </text:list-item>
        <text:list-item>
          <text:p text:style-name="P22"><text:span text:style-name="T1">Community and Documentation</text:span>:</text:p>
          <text:list text:style-name="L22">
            <text:list-item>
              <text:p text:style-name="P25"><text:span text:style-name="T1">Why it matters</text:span>: No matter how experienced you are, you'll encounter problems or have questions. A large, active community means you can find answers quickly on forums, mailing lists, or chat channels. Good official documentation is also invaluable for configuration and troubleshooting.</text:p>
            </text:list-item>
            <text:list-item>
              <text:p text:style-name="P25"><text:span text:style-name="T1">What to look for</text:span>: Distributions with a strong online presence, active forums, and well-maintained wikis/documentation.</text:p>
            </text:list-item>
          </text:list>
        </text:list-item>
        <text:list-item>
          <text:p text:style-name="P22"><text:span text:style-name="T1">Package Availability and Management</text:span>:</text:p>
          <text:list text:style-name="L23">
            <text:list-item>
              <text:p text:style-name="P26"><text:span text:style-name="T1">Why it matters</text:span>: Servers often run specific applications (web servers, databases, etc.). You want a distribution where these applications are readily available in the official repositories and easy to install and manage using the package manager.</text:p>
            </text:list-item>
            <text:list-item>
              <text:p text:style-name="P26"><text:span text:style-name="T1">What to look for</text:span>: Distributions with large software repositories and robust, easy-to-use package managers.</text:p>
            </text:list-item>
          </text:list>
        </text:list-item>
        <text:list-item>
          <text:p text:style-name="P22"><text:span text:style-name="T1">Security Focus</text:span>:</text:p>
          <text:list text:style-name="L24">
            <text:list-item>
              <text:p text:style-name="P27"><text:span text:style-name="T1">Why it matters</text:span>: Servers are often exposed to the internet, making security <text:soft-page-break/>paramount. You want a distribution that has a strong security team, regular security updates, and good security defaults.</text:p>
            </text:list-item>
            <text:list-item>
              <text:p text:style-name="P27"><text:span text:style-name="T1">What to look for</text:span>: A proactive approach to security patches and vulnerability management.</text:p>
            </text:list-item>
          </text:list>
        </text:list-item>
        <text:list-item>
          <text:p text:style-name="P22"><text:span text:style-name="T1">Learning Curve vs. Production Readiness</text:span>:</text:p>
          <text:list text:style-name="L25">
            <text:list-item>
              <text:p text:style-name="P28"><text:span text:style-name="T1">Why it matters</text:span>: As a new user, you'll want something that isn't overwhelmingly complex, but as an admin, you also need something that's viable for real-world server environments. Sometimes there's a balance.</text:p>
            </text:list-item>
            <text:list-item>
              <text:p text:style-name="P28"><text:span text:style-name="T1">What to look for</text:span>: A distro that offers a good blend of learnability and features relevant to server roles.</text:p>
            </text:list-item>
          </text:list>
        </text:list-item>
      </text:list>
      <text:p text:style-name="First_20_paragraph">It might seem like a lot to consider, but focusing on stability, long-term support, and strong community resources will serve you very well as you begin your journey in server administration.</text:p>
      <text:h text:style-name="Heading_20_2" text:outline-level="2"><text:bookmark-start text:name="recommended-distributions-for-server-administration"/>Recommended Distributions for Server Administration<text:bookmark-end text:name="recommended-distributions-for-server-administration"/></text:h>
      <text:p text:style-name="First_20_paragraph">Here are a few highly popular and suitable distributions that are excellent choices for a new Linux user aiming for system administration, especially in a server environment:</text:p>
      <text:list xml:id="list3395358241" text:style-name="L26">
        <text:list-item>
          <text:p text:style-name="P29"><text:span text:style-name="T1">Ubuntu Server</text:span>:</text:p>
          <text:list text:style-name="L27">
            <text:list-item>
              <text:p text:style-name="P30"><text:span text:style-name="T1">Overview</text:span>: Ubuntu is extremely popular, and its Server edition is a fantastic starting point. It's based on Debian (a very stable distribution) and offers excellent hardware compatibility and a huge community.</text:p>
            </text:list-item>
            <text:list-item>
              <text:p text:style-name="P30"><text:span text:style-name="T1">Pros for Admins</text:span>:</text:p>
              <text:list text:style-name="L28">
                <text:list-item>
                  <text:p text:style-name="P31"><text:span text:style-name="T1">LTS Releases</text:span>: Ubuntu Server offers Long Term Support (LTS) releases, which are supported for 5-10 years, making them ideal for production servers.</text:p>
                </text:list-item>
                <text:list-item>
                  <text:p text:style-name="P31"><text:span text:style-name="T1">Vast Community &amp; Documentation</text:span>: You'll find a massive amount of tutorials, forum posts, and official documentation available. If you encounter a problem, chances are someone else has already solved it.</text:p>
                </text:list-item>
                <text:list-item>
                  <text:p text:style-name="P31"><text:span text:style-name="T1">Ease of Use</text:span>: While it's server-focused, its installer is quite user-friendly, and its apt package manager is very straightforward.</text:p>
                </text:list-item>
                <text:list-item>
                  <text:p text:style-name="P31"><text:span text:style-name="T1">Cloud Presence</text:span>: Very widely used in cloud environments like AWS, Azure, and Google Cloud, making it a valuable skill.</text:p>
                </text:list-item>
              </text:list>
            </text:list-item>
            <text:list-item>
              <text:p text:style-name="P30"><text:span text:style-name="T1">Considerations</text:span>: New versions come out every six months, but stick to the LTS releases for servers.</text:p>
            </text:list-item>
          </text:list>
        </text:list-item>
        <text:list-item>
          <text:p text:style-name="P29"><text:span text:style-name="T1">Debian</text:span>:</text:p>
          <text:list text:style-name="L29">
            <text:list-item>
              <text:p text:style-name="P32"><text:span text:style-name="T1">Overview</text:span>: Debian is renowned for its rock-solid stability and adherence to open-source principles. It's the "parent" distribution for Ubuntu.</text:p>
            </text:list-item>
            <text:list-item>
              <text:p text:style-name="P32"><text:span text:style-name="T1">Pros for Admins</text:span>:</text:p>
              <text:list text:style-name="L30">
                <text:list-item>
                  <text:p text:style-name="P33"><text:span text:style-name="T1">Extreme Stability</text:span>: Debian is known for its meticulous testing process, making it incredibly stable – often even more so than Ubuntu.</text:p>
                </text:list-item>
                <text:list-item>
                  <text:p text:style-name="P33"><text:span text:style-name="T1">Free and Open Source</text:span>: Strictly adheres to open-source software, which many prefer for philosophical and security reasons.</text:p>
                </text:list-item>
                <text:list-item>
                  <text:p text:style-name="P33"><text:soft-page-break/><text:span text:style-name="T1">Large Repositories</text:span>: Access to a vast collection of software packages.</text:p>
                </text:list-item>
              </text:list>
            </text:list-item>
            <text:list-item>
              <text:p text:style-name="P32"><text:span text:style-name="T1">Considerations</text:span>: Its release cycles can be longer, meaning software packages might be older (though more tested). The community support is excellent but might feel a bit less "beginner-friendly" than Ubuntu's for certain issues.</text:p>
            </text:list-item>
          </text:list>
        </text:list-item>
        <text:list-item>
          <text:p text:style-name="P29"><text:span text:style-name="T1">CentOS Stream / Rocky Linux / AlmaLinux</text:span>:</text:p>
          <text:list text:style-name="L31">
            <text:list-item>
              <text:p text:style-name="P34"><text:span text:style-name="T1">Overview</text:span>: These distributions are part of the Red Hat Enterprise Linux (RHEL) family tree. Historically, CentOS was a free, community-supported rebuild of RHEL. Now, CentOS Stream serves as a rolling release that's upstream of RHEL, while Rocky Linux and AlmaLinux are direct, stable, and free replacements for the old CentOS, aiming for 1:1 binary compatibility with RHEL.</text:p>
            </text:list-item>
            <text:list-item>
              <text:p text:style-name="P34"><text:span text:style-name="T1">Pros for Admins</text:span>:</text:p>
              <text:list text:style-name="L32">
                <text:list-item>
                  <text:p text:style-name="P35"><text:span text:style-name="T1">Enterprise Standard</text:span>: RHEL and its derivatives are the industry standard for enterprise Linux environments. Learning these will give you highly marketable skills.</text:p>
                </text:list-item>
                <text:list-item>
                  <text:p text:style-name="P35"><text:span text:style-name="T1">Stability &amp; Long-Term Support</text:span>: Designed for very long-term stability and support, with predictable release cycles.</text:p>
                </text:list-item>
                <text:list-item>
                  <text:p text:style-name="P35"><text:span text:style-name="Source_5f_Text">dnf</text:span> <text:span text:style-name="T1">Package Manager</text:span>: Uses <text:span text:style-name="Source_5f_Text">dnf</text:span> (or <text:span text:style-name="Source_5f_Text">yum</text:span> in older versions), which is robust and widely used in enterprise settings.</text:p>
                </text:list-item>
              </text:list>
            </text:list-item>
            <text:list-item>
              <text:p text:style-name="P34"><text:span text:style-name="T1">Considerations</text:span>: The ecosystem around RHEL-based distros can feel a bit different from Debian/Ubuntu. CentOS Stream is a rolling release (less stable than the old CentOS, but still very robust), so for pure stability on a production server, Rocky Linux or AlmaLinux are generally preferred as free RHEL clones.</text:p>
            </text:list-item>
          </text:list>
        </text:list-item>
      </text:list>
      <text:p text:style-name="First_20_paragraph">For a new Linux user looking to get into server administration, Ubuntu Server is often recommended as the starting point due to its balance of user-friendliness, extensive documentation, and widespread adoption in cloud and enterprise environments. Once comfortable, exploring Debian or the RHEL-based alternatives provides a deeper understanding of the broader Linux ecosystem.</text:p>
      <text:h text:style-name="Heading_20_2" text:outline-level="2"><text:bookmark-start text:name="virtualization-and-virtualbox"/>Virtualization and VirtualBox<text:bookmark-end text:name="virtualization-and-virtualbox"/></text:h>
      <text:p text:style-name="First_20_paragraph">Imagine you have a powerful physical computer. Normally, it runs one operating system (like Windows or macOS). But what if you want to run another operating system, say a Linux server, without buying another computer? This is where virtualization comes in!</text:p>
      <text:p text:style-name="Text_20_body"><text:span text:style-name="T1">Virtualization</text:span> is essentially the technology that allows you to run multiple operating systems on a single piece of physical hardware simultaneously. Each operating system runs inside its own isolated "virtual machine" (VM), which behaves like a separate, independent computer.</text:p>
      <text:p text:style-name="Text_20_body">Think of it like having a set of Russian nesting dolls. The outermost doll is your physical computer (the "host" machine) running your primary operating system. Inside, you can create smaller, self-contained dolls, each representing a "virtual machine" (the "guest" machine), running its own operating system.</text:p>
      <text:p text:style-name="P36">Why is virtualization so beneficial, especially for a new Linux user and system <text:soft-page-break/>administrator?</text:p>
      <text:list xml:id="list3485875090" text:style-name="L33">
        <text:list-item>
          <text:p text:style-name="P37"><text:span text:style-name="T1">Safety and Experimentation</text:span>: This is huge for you! You can experiment with different Linux distributions, try out configurations, and even break things (which is a great way to learn!) without any risk to your main computer or operating system. If a VM gets messed up, you can simply delete it and start fresh.</text:p>
        </text:list-item>
        <text:list-item>
          <text:p text:style-name="P37"><text:span text:style-name="T1">Resource Efficiency</text:span>: Instead of buying multiple physical machines, you can consolidate many virtual servers onto one powerful physical server, saving money, space, and energy. This is why it's a cornerstone of modern data centers and cloud computing.</text:p>
        </text:list-item>
        <text:list-item>
          <text:p text:style-name="P37"><text:span text:style-name="T1">Isolation</text:span>: Each VM is isolated from the others. If one VM crashes or gets compromised, it won't affect your host machine or other VMs.</text:p>
        </text:list-item>
        <text:list-item>
          <text:p text:style-name="P37"><text:span text:style-name="T1">Snapshots</text:span>: Many virtualization tools allow you to take "snapshots" of your VM's state. This is like a save point in a video game. If you make a change that goes wrong, you can revert to a previous snapshot – incredibly useful for learning and testing!</text:p>
        </text:list-item>
        <text:list-item>
          <text:p text:style-name="P37"><text:span text:style-name="T1">Portability</text:span>: VMs can often be moved or copied between different physical machines, making it easy to migrate servers or share setups.</text:p>
        </text:list-item>
      </text:list>
      <text:p text:style-name="First_20_paragraph">VirtualBox is a popular, free, and open-source virtualization software from Oracle. It's user-friendly, runs on Windows, macOS, Linux, and Solaris, and is perfect for setting up virtual machines on your desktop or laptop for learning and testing purposes. It acts as the "hypervisor" or "virtual machine monitor" – the software layer that manages and allocates the physical resources to each virtual machine.</text:p>
      <text:h text:style-name="Heading_20_3" text:outline-level="3"><text:bookmark-start text:name="downloading-and-installing-virtualbox"/>Downloading and Installing VirtualBox<text:bookmark-end text:name="downloading-and-installing-virtualbox"/></text:h>
      <text:list xml:id="list2989684179" text:style-name="L34">
        <text:list-item>
          <text:p text:style-name="P38"><text:span text:style-name="T1">Download VirtualBox</text:span>:</text:p>
          <text:list text:style-name="L35">
            <text:list-item>
              <text:p text:style-name="P39">Open your web browser and navigate to the official VirtualBox website: <text:span text:style-name="Source_5f_Text">https://www.virtualbox.org/wiki/Downloads</text:span></text:p>
            </text:list-item>
            <text:list-item>
              <text:p text:style-name="P39">On this page, you'll see various download links for different host operating systems (that's your current computer's OS, like Windows, macOS, or Linux).</text:p>
            </text:list-item>
            <text:list-item>
              <text:p text:style-name="P39">Click on the link corresponding to your operating system. For example, if you're on Windows, you'd select "Windows hosts." This will download the VirtualBox installer to your computer.</text:p>
            </text:list-item>
          </text:list>
        </text:list-item>
        <text:list-item>
          <text:p text:style-name="P38"><text:span text:style-name="T1">Install VirtualBox</text:span>:</text:p>
          <text:list text:style-name="L36">
            <text:list-item>
              <text:p text:style-name="P40">Once the download is complete, locate the installer file (e.g., <text:span text:style-name="Source_5f_Text">VirtualBox-*-Win.exe</text:span> on Windows, or <text:span text:style-name="Source_5f_Text">VirtualBox-*.dmg</text:span> on macOS).</text:p>
            </text:list-item>
            <text:list-item>
              <text:p text:style-name="P40">Double-click the installer file to begin the installation process.</text:p>
            </text:list-item>
            <text:list-item>
              <text:p text:style-name="P40">The installer will guide you through a series of prompts. For most users, accepting the default options is perfectly fine. You might be asked to confirm network interface installation warnings; these are normal as VirtualBox needs to set up virtual network adapters.</text:p>
            </text:list-item>
            <text:list-item>
              <text:p text:style-name="P40"><text:span text:style-name="T1">Important</text:span>: You might be prompted to install device drivers during the process. Always allow these installations, as they are crucial for VirtualBox to function correctly.</text:p>
            </text:list-item>
          </text:list>
          <text:p text:style-name="P38"><text:soft-page-break/>(This is very similar to installing any other software on your computer – usually a few "Next" buttons and a "Finish"!)</text:p>
        </text:list-item>
        <text:list-item>
          <text:p text:style-name="P38"><text:span text:style-name="T1">VirtualBox Extension Pack (Optional but Recommended</text:span>):</text:p>
          <text:list text:style-name="L37">
            <text:list-item>
              <text:p text:style-name="P41">While VirtualBox itself is free, there's an additional component called the VirtualBox Extension Pack. This pack provides extra functionalities like USB 2.0 and USB 3.0 support, webcam pass-through, disk encryption, and NVMe support.</text:p>
            </text:list-item>
            <text:list-item>
              <text:p text:style-name="P41">You'll find the download link for the Extension Pack on the same VirtualBox Downloads page, usually right below the main VirtualBox installers. It's a single file that works with all VirtualBox versions.</text:p>
            </text:list-item>
            <text:list-item>
              <text:p text:style-name="P41"><text:span text:style-name="T1">Installation</text:span>: After installing VirtualBox, you can install the Extension Pack by either double-clicking the downloaded .vbox-extpack file or by going to File &gt; Preferences &gt; Extensions within the VirtualBox Manager and adding it there.</text:p>
            </text:list-item>
          </text:list>
        </text:list-item>
      </text:list>
      <text:p text:style-name="First_20_paragraph">Once VirtualBox is installed, you'll have the VirtualBox Manager application ready to go, which is where you'll create and manage all your virtual machines.</text:p>
      <text:h text:style-name="Heading_20_3" text:outline-level="3"><text:bookmark-start text:name="creating-a-new-virtual-machine-in-virtualbox"/>Creating a New Virtual Machine In VirtualBox<text:bookmark-end text:name="creating-a-new-virtual-machine-in-virtualbox"/></text:h>
      <text:p text:style-name="First_20_paragraph">This is where you'll define the "virtual hardware" for your Linux server. Think of it as configuring the specifications when you're ordering a new computer, but this time, it's all virtual!</text:p>
      <text:p text:style-name="Text_20_body">Here are the essential steps and settings:</text:p>
      <text:list xml:id="list1863012738" text:style-name="L38">
        <text:list-item>
          <text:p text:style-name="P42"><text:span text:style-name="T1">Open VirtualBox Manager</text:span>:</text:p>
          <text:list text:style-name="L39">
            <text:list-item>
              <text:p text:style-name="P43">Launch the Oracle VM VirtualBox Manager application. This is your control panel for all your virtual machines.</text:p>
            </text:list-item>
          </text:list>
        </text:list-item>
        <text:list-item>
          <text:p text:style-name="P42"><text:span text:style-name="T1">Start the New VM Wizard</text:span>:</text:p>
          <text:list text:style-name="L40">
            <text:list-item>
              <text:p text:style-name="P44">Click the "New" button (usually a blue gear icon with a plus sign) in the toolbar. This will launch the "Create Virtual Machine" wizard.</text:p>
            </text:list-item>
          </text:list>
        </text:list-item>
        <text:list-item>
          <text:p text:style-name="P42"><text:span text:style-name="T1">Name and Operating System</text:span>:</text:p>
          <text:list text:style-name="L41">
            <text:list-item>
              <text:p text:style-name="P45"><text:span text:style-name="T1">Name</text:span>: Give your VM a descriptive name (e.g., <text:span text:style-name="Source_5f_Text">UbuntuServerTest</text:span>, <text:span text:style-name="Source_5f_Text">DebianAdminVM</text:span>). This helps you identify it later.</text:p>
            </text:list-item>
            <text:list-item>
              <text:p text:style-name="P45"><text:span text:style-name="T1">Machine Folder</text:span>: This is where the VM's files (like its virtual hard disk) will be stored on your physical computer. The default location is usually fine, but you can change it if you prefer.</text:p>
            </text:list-item>
            <text:list-item>
              <text:p text:style-name="P45"><text:span text:style-name="T1">ISO Image</text:span>: For now, you can leave this blank or select "Other..." and click "Skip Unattended Installation". We'll attach the Linux ISO later.</text:p>
            </text:list-item>
            <text:list-item>
              <text:p text:style-name="P45"><text:span text:style-name="T1">Type</text:span>: Select "Linux".</text:p>
            </text:list-item>
            <text:list-item>
              <text:p text:style-name="P45"><text:span text:style-name="T1">Version</text:span>: Choose the specific version of Linux you plan to install (e.g., "Ubuntu (64-bit)", "Debian (64-bit)"). VirtualBox will often try to auto-detect this based on the name you give it.</text:p>
            </text:list-item>
          </text:list>
        </text:list-item>
        <text:list-item>
          <text:p text:style-name="P42"><text:span text:style-name="T1">Hardware Configuration (RAM and CPU)</text:span>:</text:p>
          <text:list text:style-name="L42">
            <text:list-item>
              <text:p text:style-name="P46"><text:span text:style-name="T1">Base Memory (RAM)</text:span>: This is how much RAM you'll allocate to your virtual <text:soft-page-break/>machine. It should be enough for the Linux distribution to run smoothly, but not so much that your host computer (the one running VirtualBox) runs out of memory.</text:p>
              <text:list text:style-name="L43">
                <text:list-item>
                  <text:p text:style-name="P47">For a server distribution (which often runs without a graphical interface), 1GB to 2GB (1024 MB to 2048 MB) is usually a good starting point. You can always adjust this later.</text:p>
                </text:list-item>
                <text:list-item>
                  <text:p text:style-name="P47"><text:span text:style-name="T1">Important</text:span>: Stay within the green zone on the slider to avoid impacting your host system's performance.</text:p>
                </text:list-item>
              </text:list>
            </text:list-item>
            <text:list-item>
              <text:p text:style-name="P46"><text:span text:style-name="T1">Processors (CPU)</text:span>: This sets the number of virtual CPU cores you'll allocate.</text:p>
              <text:list text:style-name="L44">
                <text:list-item>
                  <text:p text:style-name="P48">For most learning and basic server tasks, 1 or 2 CPU cores are sufficient. Again, don't allocate more than your physical CPU has, and be mindful of your host's performance.</text:p>
                </text:list-item>
              </text:list>
            </text:list-item>
          </text:list>
        </text:list-item>
        <text:list-item>
          <text:p text:style-name="P42"><text:span text:style-name="T1">Virtual Hard Disk</text:span>:</text:p>
          <text:list text:style-name="L45">
            <text:list-item>
              <text:p text:style-name="P49"><text:span text:style-name="T1">Create a Virtual Hard Disk Now</text:span>: Select this option. This will create a file on your physical computer that acts as the hard drive for your virtual machine.</text:p>
            </text:list-item>
            <text:list-item>
              <text:p text:style-name="P49"><text:span text:style-name="T1">Disk Size</text:span>: This is the amount of storage space your VM will have.</text:p>
              <text:list text:style-name="L46">
                <text:list-item>
                  <text:p text:style-name="P50">For a typical Linux server installation, 20GB to 40GB is generally plenty. You can choose "Dynamically allocated" which means the virtual disk file will only grow as you use space inside the VM, up to the maximum size you set. This saves physical disk space.</text:p>
                </text:list-item>
              </text:list>
            </text:list-item>
            <text:list-item>
              <text:p text:style-name="P49">Click "Next" and then "Finish" to create the VM.</text:p>
            </text:list-item>
          </text:list>
        </text:list-item>
      </text:list>
      <text:p text:style-name="First_20_paragraph">After these steps, you'll see your newly created virtual machine listed in the VirtualBox Manager on the left side. It's like having a new computer, but it's currently powered off and waiting for an operating system to be installed!</text:p>
      <text:h text:style-name="Heading_20_2" text:outline-level="2"><text:bookmark-start text:name="preparing-for-linux-installation-in-a-vm"/>Preparing for Linux Installation in a VM<text:bookmark-end text:name="preparing-for-linux-installation-in-a-vm"/></text:h>
      <text:h text:style-name="Heading_20_3" text:outline-level="3"><text:bookmark-start text:name="downloading-and-verifying-an-iso-image"/>Downloading and Verifying an ISO Image<text:bookmark-end text:name="downloading-and-verifying-an-iso-image"/></text:h>
      <text:p text:style-name="First_20_paragraph">Before we can install Linux into our virtual machine, we need the installation media. For Linux, this typically comes in the form of an <text:span text:style-name="T1">ISO image</text:span>.</text:p>
      <text:p text:style-name="Text_20_body">An <text:span text:style-name="T1">ISO image</text:span> (often simply called an "ISO file") is like a digital copy of a CD or DVD. It contains all the files and instructions needed to install an operating system. When you download a Linux distribution, you're usually downloading its ISO image.</text:p>
      <text:p text:style-name="Text_20_body">Here's how you'll get and verify your chosen Linux distribution's ISO:</text:p>
      <text:list xml:id="list1074756343" text:style-name="L47">
        <text:list-item>
          <text:p text:style-name="P51"><text:span text:style-name="T1">Download the ISO Image</text:span>:</text:p>
          <text:list text:style-name="L48">
            <text:list-item>
              <text:p text:style-name="P52">Choose your distro: For learning server administration, remember our recommendations like Ubuntu Server or Debian.</text:p>
            </text:list-item>
            <text:list-item>
              <text:p text:style-name="P52"><text:span text:style-name="T1">Go to the official download page</text:span>:</text:p>
              <text:list text:style-name="L49">
                <text:list-item>
                  <text:p text:style-name="P53">For <text:span text:style-name="T1">Ubuntu Server</text:span>: Search for "Ubuntu Server download" or go to <text:span text:style-name="Source_5f_Text">https://ubuntu.com/download/server</text:span></text:p>
                </text:list-item>
                <text:list-item>
                  <text:p text:style-name="P53">For <text:span text:style-name="T1">Debian</text:span>: Search for "Debian download" or go to <text:soft-page-break/><text:span text:style-name="Source_5f_Text">https://www.debian.org/distrib/</text:span></text:p>
                </text:list-item>
                <text:list-item>
                  <text:p text:style-name="P53">For <text:span text:style-name="T1">Rocky Linux/AlmaLinux</text:span>: Search for "Rocky Linux download" or "AlmaLinux download"</text:p>
                </text:list-item>
              </text:list>
            </text:list-item>
            <text:list-item>
              <text:p text:style-name="P52"><text:span text:style-name="T1">Select the correct version</text:span>: Make sure you download the 64-bit (x86_64 or AMD64) version, as most modern computers and server environments use this architecture. For server distributions, you generally want the minimal or server-specific ISO, not the desktop version, as it will be smaller and more focused on command-line tools.</text:p>
            </text:list-item>
            <text:list-item>
              <text:p text:style-name="P52"><text:span text:style-name="T1">Initiate the download</text:span>: Click the download link. These files can be several gigabytes, so it might take some time depending on your internet connection.</text:p>
            </text:list-item>
          </text:list>
        </text:list-item>
        <text:list-item>
          <text:p text:style-name="P51"><text:span text:style-name="T1">Verify the ISO Image (Checksums)</text:span>:</text:p>
          <text:list text:style-name="L50">
            <text:list-item>
              <text:p text:style-name="P54">This is a <text:span text:style-name="T1">CRUCIAL</text:span> step for system administrators, both for security and integrity! When you download a large file like an ISO, there's always a small chance it could become corrupted during the download, or, in rare cases, even tampered with.</text:p>
            </text:list-item>
            <text:list-item>
              <text:p text:style-name="P54">To ensure the file you downloaded is exactly what the developers intended, you use checksums (also known as hash values like MD5, SHA256, etc.).</text:p>
            </text:list-item>
            <text:list-item>
              <text:p text:style-name="P54"><text:span text:style-name="T1">How it works</text:span>: The distro developers publish a unique checksum for each ISO file. After you download the ISO, you use a special tool on your computer to calculate its checksum. If your calculated checksum matches the one provided by the developers, you know your download is complete and authentic. If it doesn't match, the file is corrupted or suspect, and you should re-download it.</text:p>
            </text:list-item>
            <text:list-item>
              <text:p text:style-name="P54"><text:span text:style-name="T1">Finding Checksums</text:span>: On the official download pages (where you got the ISO), you'll almost always find links to "checksums," "hashes," or "integrity files." These will list a long string of characters for each ISO.</text:p>
            </text:list-item>
            <text:list-item>
              <text:p text:style-name="P54"><text:span text:style-name="T1">Calculating Checksums (Example on Windows)</text:span>:</text:p>
              <text:list text:style-name="L51">
                <text:list-item>
                  <text:p text:style-name="P55">Open PowerShell or Command Prompt.</text:p>
                </text:list-item>
                <text:list-item>
                  <text:p text:style-name="P55">Navigate to the directory where you downloaded the ISO (e.g., <text:span text:style-name="Source_5f_Text">cd C:\Users\YourUser\Downloads</text:span>).</text:p>
                </text:list-item>
                <text:list-item>
                  <text:p text:style-name="P55"><text:span text:style-name="T1">Run a command like</text:span>: <text:span text:style-name="Source_5f_Text">Get-FileHash your-linux-distro.iso -Algorithm SHA256</text:span> (replace your-linux-distro.iso with the actual filename).</text:p>
                </text:list-item>
                <text:list-item>
                  <text:p text:style-name="P55">Compare the output hash with the one from the official website.</text:p>
                </text:list-item>
              </text:list>
            </text:list-item>
          </text:list>
        </text:list-item>
      </text:list>
      <text:p text:style-name="First_20_paragraph">While this might seem like an extra step, verifying the ISO integrity is a best practice that can save you a lot of troubleshooting time later if an installation fails due to a corrupted file.</text:p>
      <text:h text:style-name="Heading_20_3" text:outline-level="3"><text:bookmark-start text:name="mounting-the-iso-image-to-the-virtual-cddvd-drive-within-virtualbox"/>Mounting the ISO Image to the Virtual CD/DVD Drive within VirtualBox<text:bookmark-end text:name="mounting-the-iso-image-to-the-virtual-cddvd-drive-within-virtualbox"/></text:h>
      <text:p text:style-name="First_20_paragraph">Think of your virtual machine as having an empty CD/DVD drive, just like an old physical computer. To install an operating system, you'd insert an installation disc into that drive. In the virtual world, we "mount" the ISO file to the VM's virtual optical drive.</text:p>
      <text:p text:style-name="Text_20_body">Here's how to do it in VirtualBox:</text:p>
      <text:list xml:id="list1792693368" text:style-name="L52">
        <text:list-item>
          <text:p text:style-name="P56"><text:span text:style-name="T1">Open VirtualBox Manager</text:span>:</text:p>
          <text:list text:style-name="L53">
            <text:list-item>
              <text:p text:style-name="P57">Launch the VirtualBox Manager application if you haven't already.</text:p>
            </text:list-item>
          </text:list>
        </text:list-item>
        <text:list-item>
          <text:p text:style-name="P56"><text:span text:style-name="T1">Select Your Virtual Machine</text:span>:</text:p>
          <text:list text:style-name="L54">
            <text:list-item>
              <text:p text:style-name="P58"><text:soft-page-break/>In the left panel, click on the name of the virtual machine you created earlier (e.g., <text:span text:style-name="Source_5f_Text">YourLinuxServerVM</text:span>). This will highlight it and show its details in the right panel.</text:p>
            </text:list-item>
          </text:list>
        </text:list-item>
        <text:list-item>
          <text:p text:style-name="P56"><text:span text:style-name="T1">Access Storage Settings</text:span>:</text:p>
          <text:list text:style-name="L55">
            <text:list-item>
              <text:p text:style-name="P59">In the VM details panel, look for the "Storage" section and click on it, or click the "Settings" button (usually a gear icon) in the toolbar and then go to the "Storage" tab.</text:p>
            </text:list-item>
          </text:list>
        </text:list-item>
        <text:list-item>
          <text:p text:style-name="P56"><text:span text:style-name="T1">Attach the ISO to the Virtual Optical Drive</text:span>:</text:p>
          <text:list text:style-name="L56">
            <text:list-item>
              <text:p text:style-name="P60">Under the "Storage Tree" section, you'll typically see a controller (e.g., "IDE Controller" or "SATA Controller") with an entry for an "Optical Drive" (often labeled "Empty").</text:p>
            </text:list-item>
            <text:list-item>
              <text:p text:style-name="P60">Click on this "Empty" CD/DVD icon.</text:p>
            </text:list-item>
            <text:list-item>
              <text:p text:style-name="P60">On the right side, under "Attributes," click on the small blue CD/DVD icon (often with a tiny downward arrow).</text:p>
            </text:list-item>
            <text:list-item>
              <text:p text:style-name="P60">A small menu will pop up. Select "Choose a disk file..."</text:p>
            </text:list-item>
            <text:list-item>
              <text:p text:style-name="P60">This will open a file browser. Navigate to where you saved your downloaded Linux ISO image file (e.g., in your Downloads folder).</text:p>
            </text:list-item>
            <text:list-item>
              <text:p text:style-name="P60">Select the ISO file and click "Open."</text:p>
            </text:list-item>
          </text:list>
        </text:list-item>
        <text:list-item>
          <text:p text:style-name="P56"><text:span text:style-name="T1">Confirm and OK</text:span>:</text:p>
          <text:list text:style-name="L57">
            <text:list-item>
              <text:p text:style-name="P61">After selecting the ISO, click "OK" to close the Storage settings window and then "OK" again if you're in the main settings window.</text:p>
            </text:list-item>
          </text:list>
        </text:list-item>
      </text:list>
      <text:p text:style-name="First_20_paragraph">Your virtual machine is now configured to boot from the Linux ISO image you've prepared. When you start the VM, it will act as if you've put a bootable DVD into a physical computer's drive.</text:p>
      <text:h text:style-name="Heading_20_3" text:outline-level="3"><text:bookmark-start text:name="virtual-disk-partitioning-concepts-within-the-vm-environment"/>Virtual Disk Partitioning Concepts within the VM Environment<text:bookmark-end text:name="virtual-disk-partitioning-concepts-within-the-vm-environment"/></text:h>
      <text:p text:style-name="First_20_paragraph">When you install any operating system, it needs to know how to organize its files on the hard drive. This is where <text:span text:style-name="T1">disk partitioning comes</text:span> in. A partition is essentially a logical division of a hard disk drive.</text:p>
      <text:p text:style-name="Text_20_body">For a physical computer, partitioning can be complex, especially with existing data or multiple operating systems. However, within a virtual machine, it's significantly simpler because you're starting with a completely blank, virtual hard drive.</text:p>
      <text:p text:style-name="Text_20_body">Here are the key concepts you'll typically encounter during a Linux installation, even in a VM:</text:p>
      <text:list xml:id="list144629166" text:style-name="L58">
        <text:list-item>
          <text:p text:style-name="P62"><text:span text:style-name="T1">Root Partition (</text:span><text:span text:style-name="Source_5f_Text">/</text:span><text:span text:style-name="T1">)</text:span>:</text:p>
          <text:list text:style-name="L59">
            <text:list-item>
              <text:p text:style-name="P63">This is the most essential partition. It's where the entire Linux operating system (the kernel, system files, programs, etc.) resides. It's analogous to the <text:span text:style-name="Source_5f_Text">C:</text:span> drive in Windows, but it's referred to as the "root" directory (<text:span text:style-name="Source_5f_Text">/</text:span>).</text:p>
            </text:list-item>
            <text:list-item>
              <text:p text:style-name="P63">Every Linux system must have a root partition.</text:p>
            </text:list-item>
          </text:list>
        </text:list-item>
        <text:list-item>
          <text:p text:style-name="P62"><text:span text:style-name="T1">Swap Partition (Swap Space)</text:span>:</text:p>
          <text:list text:style-name="L60">
            <text:list-item>
              <text:p text:style-name="P64"><text:span text:style-name="T1">Purpose</text:span>: This acts as virtual memory. When your system runs out of physical RAM, <text:soft-page-break/>it can "swap" inactive data from RAM to this partition on the hard drive to free up space in physical memory.</text:p>
            </text:list-item>
            <text:list-item>
              <text:p text:style-name="P64"><text:span text:style-name="T1">Importance</text:span>: While less critical if you have ample RAM in your VM, it's still a good practice to include a swap partition, especially for servers where performance under load is important. A common recommendation is to have swap space equal to your RAM, or a bit more if RAM is limited.</text:p>
            </text:list-item>
          </text:list>
        </text:list-item>
        <text:list-item>
          <text:p text:style-name="P62"><text:span text:style-name="T1">Home Partition (</text:span><text:span text:style-name="Source_5f_Text">/home</text:span> <text:span text:style-name="T1">- Optional but Recommended for Desktops, Less Common for Servers)</text:span>:</text:p>
          <text:list text:style-name="L61">
            <text:list-item>
              <text:p text:style-name="P65">This is where user-specific files and configurations are stored. In a multi-user desktop environment, each user would have their own directory within <text:span text:style-name="Source_5f_Text">/home</text:span>.</text:p>
            </text:list-item>
            <text:list-item>
              <text:p text:style-name="P65"><text:span text:style-name="T1">For servers</text:span>: Since servers typically don't have multiple interactive users and store data in specific application directories, a separate /home partition is less common. Often, everything resides on the root partition. However, some administrators might still create it for specific organizational needs.</text:p>
            </text:list-item>
          </text:list>
        </text:list-item>
      </text:list>
      <text:p text:style-name="First_20_paragraph"><text:span text:style-name="T1">Simplified Partitioning Options in a VM</text:span>:</text:p>
      <text:p text:style-name="Text_20_body">Most Linux installers (like Ubuntu Server) will offer you very user-friendly partitioning options when running in a VM:</text:p>
      <text:list xml:id="list1068922992" text:style-name="L62">
        <text:list-item>
          <text:p text:style-name="P66"><text:span text:style-name="T1">"Use Entire Disk" / "Guided Partitioning"</text:span>: This is often the easiest and recommended option for a VM. The installer will automatically create the necessary partitions (usually a root and a swap partition) on your virtual hard disk. This is perfectly fine for learning and testing.</text:p>
        </text:list-item>
        <text:list-item>
          <text:p text:style-name="P66"><text:span text:style-name="T1">"Manual Partitioning"</text:span>: This option gives you full control to create, resize, and delete partitions yourself. While you might use this for specific server configurations or dual-boot setups on physical hardware, for your first VM, the guided option is usually sufficient.</text:p>
        </text:list-item>
      </text:list>
      <text:p text:style-name="First_20_paragraph">Since we are learning to be system administrators, understanding these partitions is fundamental. For your virtual server, a simple "use entire disk" approach is typically adequate and allows you to focus on the Linux installation itself.</text:p>
      <text:h text:style-name="Heading_20_2" text:outline-level="2"><text:bookmark-start text:name="the-linux-installation-process-within-virtualbox"/>The Linux Installation Process within VirtualBox<text:bookmark-end text:name="the-linux-installation-process-within-virtualbox"/></text:h>
      <text:p text:style-name="First_20_paragraph">When you boot your virtual machine, it will start from the ISO image, and you'll be greeted by the Linux installer. While the exact screens and wording might vary slightly between distributions (like Ubuntu Server vs. Debian), the general flow is remarkably similar.</text:p>
      <text:p text:style-name="Text_20_body">Here's a breakdown of what you can expect:</text:p>
      <text:h text:style-name="Heading_20_3" text:outline-level="3"><text:bookmark-start text:name="starting-the-vm-and-installer-boot"/>Starting the VM and Installer Boot<text:bookmark-end text:name="starting-the-vm-and-installer-boot"/></text:h>
      <text:list xml:id="list4112141981" text:style-name="L63">
        <text:list-item>
          <text:p text:style-name="P67"><text:span text:style-name="T1">Start the Virtual Machine</text:span>: In the VirtualBox Manager, select your VM and click the "Start" button (the green arrow).</text:p>
        </text:list-item>
        <text:list-item>
          <text:p text:style-name="P67"><text:span text:style-name="T1">Boot from ISO</text:span>: The VM will power on and should detect the ISO. You might see a boot <text:soft-page-break/>menu giving you options like "Install [Distro Name]," "Try [Distro Name]," or "Check disk for errors." Select the "Install" option.</text:p>
        </text:list-item>
      </text:list>
      <text:h text:style-name="Heading_20_3" text:outline-level="3"><text:bookmark-start text:name="key-installation-stages"/>Key Installation Stages<text:bookmark-end text:name="key-installation-stages"/></text:h>
      <text:p text:style-name="First_20_paragraph">Once the installer loads, you'll be guided through a series of screens to configure your new Linux system:</text:p>
      <text:list xml:id="list3411955630" text:style-name="L64">
        <text:list-item>
          <text:p text:style-name="P68"><text:span text:style-name="T1">Language Selection</text:span>:</text:p>
          <text:list text:style-name="L65">
            <text:list-item>
              <text:p text:style-name="P69">Choose the language you want to use for the installation process and for your installed system.</text:p>
            </text:list-item>
          </text:list>
        </text:list-item>
        <text:list-item>
          <text:p text:style-name="P68"><text:span text:style-name="T1">Keyboard Layout</text:span>:</text:p>
          <text:list text:style-name="L66">
            <text:list-item>
              <text:p text:style-name="P70">Select your keyboard layout (e.g., "English (US)," "German"). You might be given an option to detect it automatically by pressing a few keys.</text:p>
            </text:list-item>
          </text:list>
        </text:list-item>
        <text:list-item>
          <text:p text:style-name="P68"><text:span text:style-name="T1">Network Configuration</text:span>:</text:p>
          <text:list text:style-name="L67">
            <text:list-item>
              <text:p text:style-name="P71"><text:span text:style-name="T1">Crucial for Servers!</text:span> The installer will usually try to configure your network automatically using DHCP (Dynamic Host Configuration Protocol), which is fine for VMs.</text:p>
            </text:list-item>
            <text:list-item>
              <text:p text:style-name="P71">If you need a static IP address for your server (which is common for production servers), you'd configure it here. For now, letting it auto-configure is perfect.</text:p>
            </text:list-item>
          </text:list>
        </text:list-item>
        <text:list-item>
          <text:p text:style-name="P68"><text:span text:style-name="T1">User Creation and Hostname</text:span>:</text:p>
          <text:list text:style-name="L68">
            <text:list-item>
              <text:p text:style-name="P72"><text:span text:style-name="T1">Hostname</text:span>: This is the name your server will be known by on the network (e.g., <text:span text:style-name="Source_5f_Text">myserver</text:span>, <text:span text:style-name="Source_5f_Text">web-prod-01</text:span>). Choose something descriptive.</text:p>
            </text:list-item>
            <text:list-item>
              <text:p text:style-name="P72"><text:span text:style-name="T1">User Account</text:span>: You'll create a primary user account.</text:p>
              <text:list text:style-name="L69">
                <text:list-item>
                  <text:p text:style-name="P73"><text:span text:style-name="T1">Username</text:span>: (e.g., <text:span text:style-name="Source_5f_Text">yourname</text:span>, <text:span text:style-name="Source_5f_Text">admin</text:span>)</text:p>
                </text:list-item>
                <text:list-item>
                  <text:p text:style-name="P73"><text:span text:style-name="T1">Password</text:span>: Choose a strong password.</text:p>
                </text:list-item>
                <text:list-item>
                  <text:p text:style-name="P73"><text:span text:style-name="T1">Sudo Privileges</text:span>: Most installers will grant this user <text:span text:style-name="Source_5f_Text">sudo</text:span> (superuser do) privileges, which allows them to run commands with administrative power. This is the common and secure way to manage a Linux system as a non-root user.</text:p>
                </text:list-item>
              </text:list>
            </text:list-item>
          </text:list>
        </text:list-item>
        <text:list-item>
          <text:p text:style-name="P68"><text:span text:style-name="T1">Disk Partitioning</text:span>:</text:p>
          <text:list text:style-name="L70">
            <text:list-item>
              <text:p text:style-name="P74">This is where you apply what we discussed earlier.</text:p>
            </text:list-item>
            <text:list-item>
              <text:p text:style-name="P74">You'll typically be presented with options like:</text:p>
              <text:list text:style-name="L71">
                <text:list-item>
                  <text:p text:style-name="P75"><text:span text:style-name="T1">"Use Entire Disk" / "Guided - Use Entire Disk"</text:span>: Highly recommended for your first VM. The installer automatically creates the necessary root (<text:span text:style-name="Source_5f_Text">/</text:span>) and swap partitions on your virtual hard disk.</text:p>
                </text:list-item>
                <text:list-item>
                  <text:p text:style-name="P75"><text:span text:style-name="T1">"Manual"</text:span>: Gives you granular control. We'll stick to the guided option for now, as it's simpler and perfectly functional for learning. Confirm the changes before proceeding, as this step will write to the virtual disk.</text:p>
                </text:list-item>
              </text:list>
            </text:list-item>
          </text:list>
        </text:list-item>
        <text:list-item>
          <text:p text:style-name="P68"><text:span text:style-name="T1">Software Selection (Optional/Minimal for Server)</text:span>:</text:p>
          <text:list text:style-name="L72">
            <text:list-item>
              <text:p text:style-name="P76">Some installers, especially for server editions, might offer a screen to select additional software packages (like SSH server, web server, database server).</text:p>
            </text:list-item>
            <text:list-item>
              <text:p text:style-name="P76"><text:soft-page-break/>For a learning server, <text:span text:style-name="T1">definitely select "SSH server"</text:span>. This is essential for remote access, which is how you'll primarily manage Linux servers. For other services, you can install them later as needed.</text:p>
            </text:list-item>
          </text:list>
        </text:list-item>
        <text:list-item>
          <text:p text:style-name="P68"><text:span text:style-name="T1">Installation Progress</text:span>:</text:p>
          <text:list text:style-name="L73">
            <text:list-item>
              <text:p text:style-name="P77">The installer will then copy files, install packages, and configure the system. This can take several minutes.</text:p>
            </text:list-item>
          </text:list>
        </text:list-item>
      </text:list>
      <text:h text:style-name="Heading_20_3" text:outline-level="3"><text:bookmark-start text:name="post-installation-reboot"/>Post-Installation Reboot<text:bookmark-end text:name="post-installation-reboot"/></text:h>
      <text:list xml:id="list3242486333" text:style-name="L74">
        <text:list-item>
          <text:p text:style-name="P78">Once the installation is complete, the installer will prompt you to reboot the virtual machine.</text:p>
        </text:list-item>
        <text:list-item>
          <text:p text:style-name="P78"><text:span text:style-name="T1">Important</text:span>: Before rebooting, VirtualBox might automatically eject the virtual ISO, but if it doesn't, you might need to manually "unmount" it from the VM's storage settings (similar to how you mounted it, but selecting "Remove disk from virtual drive"). This ensures the VM boots from its newly installed operating system on the virtual hard disk, not from the installer ISO again.</text:p>
        </text:list-item>
      </text:list>
      <text:p text:style-name="First_20_paragraph">After the reboot, your new Linux server will boot up, and you'll see a login prompt (usually text-based for server editions). Congratulations, you've just installed Linux!</text:p>
      <text:h text:style-name="Heading_20_3" text:outline-level="3"><text:bookmark-start text:name="critical-post-installation-steps-inside-the-vm"/>Critical Post-Installation Steps inside the VM<text:bookmark-end text:name="critical-post-installation-steps-inside-the-vm"/></text:h>
      <text:p text:style-name="First_20_paragraph">Here are the essential tasks you'll perform immediately after your Linux VM boots up for the first time:</text:p>
      <text:list xml:id="list2803426407" text:style-name="L75">
        <text:list-item>
          <text:p text:style-name="P79"><text:span text:style-name="T1">Update the System (Crucial!)</text:span>:</text:p>
          <text:list text:style-name="L76">
            <text:list-item>
              <text:p text:style-name="P80"><text:span text:style-name="T1">Why it's important</text:span>: Software packages are constantly being updated with bug fixes, performance improvements, and, most importantly, security patches. Your installed system's packages will likely be outdated compared to the latest versions available in the repositories.</text:p>
            </text:list-item>
            <text:list-item>
              <text:p text:style-name="P80"><text:span text:style-name="T1">How to do it (using apt for Debian/Ubuntu-based systems)</text:span>:</text:p>
              <text:list text:style-name="L77">
                <text:list-item>
                  <text:p text:style-name="P81">Log in to your VM using the username and password you created during installation.</text:p>
                </text:list-item>
                <text:list-item>
                  <text:p text:style-name="P81">You'll be at a command-line prompt.</text:p>
                </text:list-item>
                <text:list-item>
                  <text:p text:style-name="P81">First, update the list of available packages:</text:p>
                  <text:p text:style-name="P2"><text:span text:style-name="FunctionTok">sudo</text:span><text:span text:style-name="NormalTok"> apt update</text:span> </text:p>
                  <text:p text:style-name="P81">(You'll be prompted for your password. sudo temporarily grants you administrative privileges for that command.)</text:p>
                </text:list-item>
                <text:list-item>
                  <text:p text:style-name="P81">Then, upgrade all installed packages to their latest versions:</text:p>
                  <text:p text:style-name="P2"><text:span text:style-name="FunctionTok">sudo</text:span><text:span text:style-name="NormalTok"> apt upgrade</text:span> </text:p>
                  <text:p text:style-name="P81">(You might be asked to confirm. Type Y and press Enter.)</text:p>
                </text:list-item>
              </text:list>
            </text:list-item>
            <text:list-item>
              <text:p text:style-name="P80"><text:span text:style-name="T1">General Principle</text:span>: Always update your system immediately after installation and <text:soft-page-break/>regularly thereafter.</text:p>
            </text:list-item>
          </text:list>
        </text:list-item>
        <text:list-item>
          <text:p text:style-name="P79"><text:span text:style-name="T1">Install VirtualBox Guest Additions (Highly Recommended for VMs)</text:span>:</text:p>
          <text:list text:style-name="L78">
            <text:list-item>
              <text:p text:style-name="P82"><text:span text:style-name="T1">Why it's important</text:span>: The Guest Additions are a set of device drivers and system applications specifically designed to improve the performance and usability of guest operating systems running in VirtualBox. They enable features like:</text:p>
              <text:list text:style-name="L79">
                <text:list-item>
                  <text:p text:style-name="P83">Better video support (higher resolutions, better performance)</text:p>
                </text:list-item>
                <text:list-item>
                  <text:p text:style-name="P83">Seamless mouse integration (no more clicking inside/outside the VM window)</text:p>
                </text:list-item>
                <text:list-item>
                  <text:p text:style-name="P83">Shared clipboards between host and guest</text:p>
                </text:list-item>
                <text:list-item>
                  <text:p text:style-name="P83">Drag-and-drop functionality</text:p>
                </text:list-item>
                <text:list-item>
                  <text:p text:style-name="P83">Shared folders (easy way to transfer files between host and guest)</text:p>
                </text:list-item>
              </text:list>
            </text:list-item>
            <text:list-item>
              <text:p text:style-name="P82"><text:span text:style-name="T1">How to do it</text:span>:</text:p>
              <text:list text:style-name="L80">
                <text:list-item>
                  <text:p text:style-name="P84">From the VirtualBox VM window menu (the window where your VM is running), go to <text:span text:style-name="Source_5f_Text">Devices &gt; Insert Guest Additions CD Image....</text:span></text:p>
                </text:list-item>
                <text:list-item>
                  <text:p text:style-name="P84">This will "insert" a virtual CD into your VM.</text:p>
                </text:list-item>
                <text:list-item>
                  <text:p text:style-name="P84">Inside your VM, you'll typically need to open a terminal and navigate to the mounted CD-ROM drive (often <text:span text:style-name="Source_5f_Text">/media/cdrom</text:span> or <text:span text:style-name="Source_5f_Text">/mnt/cdrom</text:span>).</text:p>
                </text:list-item>
                <text:list-item>
                  <text:p text:style-name="P84">Then, run the installation script (e.g., <text:span text:style-name="Source_5f_Text">sudo sh VBoxLinuxAdditions.run</text:span>).</text:p>
                </text:list-item>
                <text:list-item>
                  <text:p text:style-name="P84">This step can sometimes be a bit tricky if your VM is missing build tools, but most modern server distros handle it quite smoothly or provide easy instructions. A quick online search for "install VirtualBox Guest Additions [your distro name]" will yield detailed guides.</text:p>
                </text:list-item>
              </text:list>
            </text:list-item>
          </text:list>
        </text:list-item>
        <text:list-item>
          <text:p text:style-name="P79"><text:span text:style-name="T1">Configure SSH for Remote Access (Essential for Server Administration)</text:span>:</text:p>
          <text:list text:style-name="L81">
            <text:list-item>
              <text:p text:style-name="P85"><text:span text:style-name="T1">Why it's important</text:span>: As a system administrator, you rarely sit in front of the physical server. You'll manage it remotely from your desktop or laptop using SSH (Secure Shell). SSH provides a secure, encrypted connection to your server's command line.</text:p>
            </text:list-item>
            <text:list-item>
              <text:p text:style-name="P85"><text:span text:style-name="T1">How to do it (if not installed during initial setup)</text:span>:</text:p>
              <text:list text:style-name="L82">
                <text:list-item>
                  <text:p text:style-name="P86">First, ensure the SSH server package is installed (it usually is if you selected it during installation, or you can install it now):</text:p>
                  <text:p text:style-name="P3"><text:span text:style-name="FunctionTok">sudo</text:span><text:span text:style-name="NormalTok"> apt install openssh-server</text:span> </text:p>
                </text:list-item>
              </text:list>
            </text:list-item>
            <text:list-item>
              <text:p text:style-name="P85"><text:span text:style-name="T1">Find your VM's IP Address</text:span>: In the VM's terminal, type: <text:span text:style-name="Source_5f_Text">ip a</text:span> or <text:span text:style-name="Source_5f_Text">ifconfig</text:span> (if <text:span text:style-name="Source_5f_Text">net-tools</text:span> is installed). Look for the IP address of your primary network interface (e.g., <text:span text:style-name="Source_5f_Text">eth0</text:span> or <text:span text:style-name="Source_5f_Text">enp0s3</text:span>). It will likely be in the <text:span text:style-name="Source_5f_Text">10.0.2.x</text:span> range if you're using VirtualBox's default NAT networking.</text:p>
            </text:list-item>
            <text:list-item>
              <text:p text:style-name="P85"><text:span text:style-name="T1">Test SSH from your host</text:span>: Open a terminal or command prompt on your host computer and try to connect:</text:p>
              <text:p text:style-name="P4"><text:span text:style-name="FunctionTok">ssh</text:span><text:span text:style-name="NormalTok"> your_username@your_vm_ip_address</text:span> </text:p>
              <text:p text:style-name="P85">(e.g., <text:span text:style-name="Source_5f_Text">ssh admin@10.0.2.15</text:span>) You'll be asked to confirm the connection and then prompted for your VM user's password.</text:p>
            </text:list-item>
            <text:list-item>
              <text:p text:style-name="P85"><text:span text:style-name="T1">Key Point</text:span>: Learning to use SSH is fundamental to managing Linux servers.</text:p>
            </text:list-item>
          </text:list>
        </text:list-item>
      </text:list>
      <text:p text:style-name="First_20_paragraph"><text:soft-page-break/>These post-installation steps transform your newly installed Linux VM from a basic system into a usable and manageable learning environment.</text:p>
      <text:h text:style-name="Heading_20_2" text:outline-level="2"><text:bookmark-start text:name="installing-linux-in-physical-hardware"/>Installing Linux in Physical Hardware<text:bookmark-end text:name="installing-linux-in-physical-hardware"/></text:h>
      <text:h text:style-name="Heading_20_3" text:outline-level="3"><text:bookmark-start text:name="creating-bootable-usbcd-media-from-an-iso-image"/>Creating Bootable USB/CD Media from an ISO Image<text:bookmark-end text:name="creating-bootable-usbcd-media-from-an-iso-image"/></text:h>
      <text:p text:style-name="First_20_paragraph">While installing in a VM is incredibly useful for learning and testing, real-world servers (and many desktop Linux installations) are often installed directly onto a physical machine. The core difference in preparation is how you get the ISO image onto a bootable device.</text:p>
      <text:p text:style-name="Text_20_body">Instead of virtually "mounting" the ISO, you'll need to "burn" or "write" it to a physical USB drive or a CD/DVD.</text:p>
      <text:h text:style-name="Heading_20_4" text:outline-level="4"><text:bookmark-start text:name="creating-bootable-usb-media-recommended-for-modern-installations"/>Creating Bootable USB Media (Recommended for Modern Installations)<text:bookmark-end text:name="creating-bootable-usb-media-recommended-for-modern-installations"/></text:h>
      <text:p text:style-name="First_20_paragraph">USB drives are by far the most common and convenient method for installing operating systems today. They are faster and more widely supported than optical discs.</text:p>
      <text:p text:style-name="Text_20_body">You'll need:</text:p>
      <text:list xml:id="list3711589149" text:style-name="L83">
        <text:list-item>
          <text:p text:style-name="P87">A USB flash drive (8GB or larger is usually sufficient for most Linux ISOs). Warning: All data on the USB drive will be erased!</text:p>
        </text:list-item>
        <text:list-item>
          <text:p text:style-name="P87">A tool to write the ISO image to the USB drive.</text:p>
        </text:list-item>
      </text:list>
      <text:p text:style-name="First_20_paragraph">Two popular and reliable tools for this are:</text:p>
      <text:list xml:id="list2165824060" text:style-name="L84">
        <text:list-item>
          <text:p text:style-name="P88"><text:span text:style-name="T1">Etcher (BalenaEtcher)</text:span>:</text:p>
          <text:list text:style-name="L85">
            <text:list-item>
              <text:p text:style-name="P89"><text:span text:style-name="T1">Why it's popular</text:span>: Etcher is free, open-source, and incredibly user-friendly with a clean graphical interface. It works on Windows, macOS, and Linux. It's often recommended for beginners because it makes it very hard to accidentally wipe the wrong drive.</text:p>
            </text:list-item>
            <text:list-item>
              <text:p text:style-name="P89"><text:span text:style-name="T1">How to use it</text:span>:</text:p>
              <text:list text:style-name="L86">
                <text:list-item>
                  <text:p text:style-name="P90">Download Etcher from its official website (<text:span text:style-name="Source_5f_Text">https://www.balena.io/etcher/</text:span>).</text:p>
                </text:list-item>
                <text:list-item>
                  <text:p text:style-name="P90">Install and open Etcher.</text:p>
                </text:list-item>
                <text:list-item>
                  <text:p text:style-name="P90"><text:span text:style-name="T1">Step 1: "Flash from file</text:span>" - Select your downloaded Linux .iso file.</text:p>
                </text:list-item>
                <text:list-item>
                  <text:p text:style-name="P90"><text:span text:style-name="T1">Step 2: "Select target"</text:span> - Choose your USB drive from the list. (Double-check this step carefully to ensure you pick the correct drive!)</text:p>
                </text:list-item>
                <text:list-item>
                  <text:p text:style-name="P90"><text:span text:style-name="T1">Step 3: "Flash!"</text:span> - Click the "Flash!" button. Etcher will then write the ISO to the USB and verify it.</text:p>
                </text:list-item>
              </text:list>
            </text:list-item>
          </text:list>
        </text:list-item>
        <text:list-item>
          <text:p text:style-name="P88"><text:span text:style-name="T1">Rufus (Windows Only)</text:span>:</text:p>
          <text:list text:style-name="L87">
            <text:list-item>
              <text:p text:style-name="P91"><text:span text:style-name="T1">Why it's popular</text:span>: Rufus is a very fast and powerful utility for creating bootable USB drives on Windows. It offers more advanced options for power users, but its basic usage is straightforward.</text:p>
            </text:list-item>
            <text:list-item>
              <text:p text:style-name="P91"><text:span text:style-name="T1">How to use it</text:span>:</text:p>
              <text:list text:style-name="L88">
                <text:list-item>
                  <text:p text:style-name="P92"><text:soft-page-break/>Download Rufus from its official website (<text:span text:style-name="Source_5f_Text">https://rufus.ie/en/</text:span>). It's a portable executable, meaning no installation is required.</text:p>
                </text:list-item>
                <text:list-item>
                  <text:p text:style-name="P92">Insert your USB drive and open Rufus.</text:p>
                </text:list-item>
                <text:list-item>
                  <text:p text:style-name="P92"><text:span text:style-name="T1">Device</text:span>: Select your USB drive from the dropdown.</text:p>
                </text:list-item>
                <text:list-item>
                  <text:p text:style-name="P92"><text:span text:style-name="T1">Boot selection</text:span>: Click "SELECT" and choose your downloaded Linux .iso file.</text:p>
                </text:list-item>
                <text:list-item>
                  <text:p text:style-name="P92"><text:span text:style-name="T1">Partition scheme/Target system</text:span>: For most modern computers, the default options (like "GPT" and "UEFI (non CSM)") will be correct. If you have an older machine, you might need "MBR" and "BIOS (or UEFI-CSM)".</text:p>
                </text:list-item>
                <text:list-item>
                  <text:p text:style-name="P92"><text:span text:style-name="T1">Click "START."</text:span> Rufus will warn you that all data will be destroyed. Confirm to proceed.</text:p>
                </text:list-item>
              </text:list>
            </text:list-item>
          </text:list>
        </text:list-item>
      </text:list>
      <text:h text:style-name="Heading_20_4" text:outline-level="4"><text:bookmark-start text:name="creating-bootable-cddvd-media-less-common-now"/>Creating Bootable CD/DVD Media (Less Common Now)<text:bookmark-end text:name="creating-bootable-cddvd-media-less-common-now"/></text:h>
      <text:p text:style-name="First_20_paragraph">While less frequently used today, you can still burn an ISO image to a blank CD or DVD if your target computer has an optical drive. Most operating systems (Windows, macOS, Linux) have built-in capabilities to burn ISO files to disc simply by right-clicking the ISO file and selecting "Burn disk image" or similar.</text:p>
      <text:p text:style-name="Text_20_body">Once you have a bootable USB drive or CD/DVD, it acts as your physical installation media, similar to how the mounted ISO worked in VirtualBox.</text:p>
      <text:h text:style-name="Heading_20_3" text:outline-level="3"><text:bookmark-start text:name="key-considerations-for-installing-on-physical-hardware"/>Key Considerations for Installing on Physical Hardware<text:bookmark-end text:name="key-considerations-for-installing-on-physical-hardware"/></text:h>
      <text:p text:style-name="First_20_paragraph">Installing Linux directly onto a physical computer introduces a few extra considerations compared to a virtual machine, primarily because you're dealing with the actual hardware and potentially existing operating systems.</text:p>
      <text:p text:style-name="Text_20_body">Here are the key points:</text:p>
      <text:list xml:id="list499801265" text:style-name="L89">
        <text:list-item>
          <text:p text:style-name="P93"><text:span text:style-name="T1">BIOS/UEFI Settings</text:span>:</text:p>
          <text:list text:style-name="L90">
            <text:list-item>
              <text:p text:style-name="P94"><text:span text:style-name="T1">What it is</text:span>: BIOS (Basic Input/Output System) or its modern successor, UEFI (Unified Extensible Firmware Interface), is the firmware that starts your computer before any operating system loads. It controls fundamental hardware settings and, crucially, the boot process.</text:p>
            </text:list-item>
            <text:list-item>
              <text:p text:style-name="P94"><text:span text:style-name="T1">Accessing it</text:span>: To access BIOS/UEFI settings, you typically need to press a specific key (like <text:span text:style-name="Source_5f_Text">F2</text:span>, <text:span text:style-name="Source_5f_Text">Del</text:span>, <text:span text:style-name="Source_5f_Text">F10</text:span>, <text:span text:style-name="Source_5f_Text">F12</text:span>, or <text:span text:style-name="Source_5f_Text">Esc</text:span>) repeatedly right after you power on the computer, before the operating system starts to load. The exact key varies by computer manufacturer (Dell, HP, Lenovo, ASUS, etc.).</text:p>
            </text:list-item>
            <text:list-item>
              <text:p text:style-name="P94"><text:span text:style-name="T1">Why it matters</text:span>: You'll need to adjust settings here to tell your computer to boot from your newly created USB drive or CD/DVD rather than its internal hard drive.</text:p>
            </text:list-item>
          </text:list>
        </text:list-item>
        <text:list-item>
          <text:p text:style-name="P93"><text:span text:style-name="T1">Boot Order</text:span>:</text:p>
          <text:list text:style-name="L91">
            <text:list-item>
              <text:p text:style-name="P95">Within BIOS/UEFI, there's a setting called "Boot Order" or "Boot Priority." This determines the sequence in which your computer tries to find an operating system.</text:p>
            </text:list-item>
            <text:list-item>
              <text:p text:style-name="P95"><text:span text:style-name="T1">Action</text:span>: You'll need to change the boot order to prioritize your USB drive (or optical drive) over the internal hard drive. This tells the computer, "Hey, look for an <text:soft-page-break/>operating system on this USB stick first!"</text:p>
            </text:list-item>
            <text:list-item>
              <text:p text:style-name="P95"><text:span text:style-name="T1">After Installation</text:span>: Once Linux is installed, you can either revert the boot order back to the hard drive, or often, the installer will automatically set the Linux bootloader as the primary boot option.</text:p>
            </text:list-item>
          </text:list>
        </text:list-item>
        <text:list-item>
          <text:p text:style-name="P93"><text:span text:style-name="T1">Secure Boot (UEFI-specific)</text:span>:</text:p>
          <text:list text:style-name="L92">
            <text:list-item>
              <text:p text:style-name="P96">If your computer uses UEFI, you might encounter "Secure Boot." This is a security feature designed to prevent unauthorized operating systems from loading.</text:p>
            </text:list-item>
            <text:list-item>
              <text:p text:style-name="P96"><text:span text:style-name="T1">Action</text:span>: While many modern Linux distributions (like Ubuntu) are compatible with Secure Boot, some older distros or specific hardware configurations might require you to <text:span text:style-name="T1">disable Secure Boot</text:span> in your UEFI settings to allow Linux to boot and install correctly. If you encounter boot issues, this is often the first thing to check.</text:p>
            </text:list-item>
          </text:list>
        </text:list-item>
        <text:list-item>
          <text:p text:style-name="P93"><text:span text:style-name="T1">Physical Disk Partitioning Considerations</text:span>:</text:p>
          <text:list text:style-name="L93">
            <text:list-item>
              <text:p text:style-name="P97">This is similar to what we discussed for VMs, but with greater implications.</text:p>
            </text:list-item>
            <text:list-item>
              <text:p text:style-name="P97"><text:span text:style-name="T1">Single-Boot (Linux Only)</text:span>: If you're dedicating the entire physical disk to Linux, the "Use Entire Disk" or "Guided Partitioning" option in the installer is usually safe and straightforward, similar to a VM. The installer will wipe the disk and set up partitions for you.</text:p>
            </text:list-item>
            <text:list-item>
              <text:p text:style-name="P97"><text:span text:style-name="T1">Dual-Boot (Linux alongside Windows/macOS)</text:span>:</text:p>
              <text:list text:style-name="L94">
                <text:list-item>
                  <text:p text:style-name="P98"><text:span text:style-name="T1">Warning</text:span>: This is where you need to be extremely careful! Installing Linux alongside an existing Windows or macOS installation is possible, but it requires precise partitioning to avoid accidentally deleting your existing operating system or data.</text:p>
                </text:list-item>
                <text:list-item>
                  <text:p text:style-name="P98"><text:span text:style-name="T1">Preparation</text:span>: You usually need to shrink your existing Windows/macOS partition first using its built-in disk management tools to create free, unallocated space for Linux.</text:p>
                </text:list-item>
                <text:list-item>
                  <text:p text:style-name="P98"><text:span text:style-name="T1">Installer Steps</text:span>: During the Linux installation, you would choose "Install alongside [existing OS]" or "Something else" (manual partitioning) and then install Linux into the free space you created. The Linux installer will then install a "bootloader" (like GRUB) that allows you to choose which operating system to start when you turn on your computer.</text:p>
                </text:list-item>
                <text:list-item>
                  <text:p text:style-name="P98"><text:span text:style-name="T1">Recommendation for Beginners</text:span>: For your first physical install, especially as a new system administrator, it's highly recommended to use a dedicated machine or an older computer you don't mind wiping completely. Dual-booting adds complexity and risk.</text:p>
                </text:list-item>
              </text:list>
            </text:list-item>
          </text:list>
        </text:list-item>
      </text:list>
      <text:p text:style-name="First_20_paragraph">Understanding these nuances of physical hardware interaction, especially BIOS/UEFI and careful disk partitioning, is crucial for real-world server deployments.</text:p>
      <text:h text:style-name="Heading_20_3" text:outline-level="3"><text:bookmark-start text:name="differences-and-similarities-between-vm-installation-and-physical-installation"/><text:soft-page-break/>Differences and Similarities between VM Installation and Physical Installation<text:bookmark-end text:name="differences-and-similarities-between-vm-installation-and-physical-installation"/></text:h>
      <text:h text:style-name="Heading_20_4" text:outline-level="4"><text:bookmark-start text:name="similarities"/>Similarities<text:bookmark-end text:name="similarities"/></text:h>
      <text:p text:style-name="First_20_paragraph">Despite the underlying hardware differences, the core process of installing Linux remains largely the same:</text:p>
      <text:list xml:id="list3920139574" text:style-name="L95">
        <text:list-item>
          <text:p text:style-name="P99"><text:span text:style-name="T1">ISO Image as Source</text:span>: Both methods rely on a Linux ISO image containing the operating system files.</text:p>
        </text:list-item>
        <text:list-item>
          <text:p text:style-name="P99"><text:span text:style-name="T1">Installer Flow</text:span>: The steps within the Linux installer itself (language, keyboard, network, user creation, software selection, and even the partitioning logic) are remarkably similar whether you're installing to a virtual or physical disk.</text:p>
        </text:list-item>
        <text:list-item>
          <text:p text:style-name="P99"><text:span text:style-name="T1">Core Linux OS</text:span>: Once installed, the operating system (the kernel, shell, and basic utilities) behaves identically. Commands you learn will work the same way.</text:p>
        </text:list-item>
        <text:list-item>
          <text:p text:style-name="P99"><text:span text:style-name="T1">Post-Installation Updates &amp; SSH</text:span>: The immediate post-installation tasks, like updating the system (<text:span text:style-name="Source_5f_Text">sudo apt update &amp;&amp; sudo apt upgrade</text:span>) and configuring SSH for remote management, are identical and equally crucial for both virtual and physical server deployments.</text:p>
        </text:list-item>
      </text:list>
      <text:h text:style-name="Heading_20_4" text:outline-level="4"><text:bookmark-start text:name="differences"/>Differences<text:bookmark-end text:name="differences"/></text:h>
      <text:p text:style-name="First_20_paragraph">The differences primarily lie in how you interact with the hardware and the level of risk involved:</text:p>
      <text:list xml:id="list770888609" text:style-name="L96">
        <text:list-item>
          <text:p text:style-name="P100"><text:span text:style-name="T1">Boot Media</text:span>:</text:p>
          <text:list text:style-name="L97">
            <text:list-item>
              <text:p text:style-name="P101"><text:span text:style-name="T1">VM</text:span>: You "mount" the ISO file directly to the VM's virtual optical drive. It's a software-level action.</text:p>
            </text:list-item>
            <text:list-item>
              <text:p text:style-name="P101"><text:span text:style-name="T1">Physical</text:span>: You create a physical bootable USB drive (or CD/DVD) using tools like Etcher or Rufus. This requires manipulating physical media.</text:p>
            </text:list-item>
          </text:list>
        </text:list-item>
        <text:list-item>
          <text:p text:style-name="P100"><text:span text:style-name="T1">BIOS/UEFI Interaction</text:span>:</text:p>
          <text:list text:style-name="L98">
            <text:list-item>
              <text:p text:style-name="P102"><text:span text:style-name="T1">VM</text:span>: No direct interaction with your physical computer's BIOS/UEFI. The VM's "BIOS" settings are managed within VirtualBox's GUI.</text:p>
            </text:list-item>
            <text:list-item>
              <text:p text:style-name="P102"><text:span text:style-name="T1">Physical</text:span>: You must enter your physical computer's BIOS/UEFI settings to change the boot order to start the installer from USB/CD. You may also need to adjust Secure Boot settings.</text:p>
            </text:list-item>
          </text:list>
        </text:list-item>
        <text:list-item>
          <text:p text:style-name="P100"><text:span text:style-name="T1">Disk Management</text:span>:</text:p>
          <text:list text:style-name="L99">
            <text:list-item>
              <text:p text:style-name="P103"><text:span text:style-name="T1">VM</text:span>: You're dealing with a virtual hard disk, which is just a file on your host computer. Wiping it or repartitioning it has no effect on your host OS. Risks are minimal.</text:p>
            </text:list-item>
            <text:list-item>
              <text:p text:style-name="P103"><text:span text:style-name="T1">Physical</text:span>: You're dealing with the actual physical hard drive. Incorrect partitioning can lead to data loss or overwriting your existing operating system (like Windows). This carries real risk, especially with dual-booting.</text:p>
            </text:list-item>
          </text:list>
        </text:list-item>
        <text:list-item>
          <text:p text:style-name="P100"><text:span text:style-name="T1">Hardware Compatibility</text:span>:</text:p>
          <text:list text:style-name="L100">
            <text:list-item>
              <text:p text:style-name="P104"><text:span text:style-name="T1">VM</text:span>: VirtualBox abstracts the hardware, so Linux generally "sees" generic virtual components. This means fewer hardware compatibility issues during installation.</text:p>
            </text:list-item>
            <text:list-item>
              <text:p text:style-name="P104"><text:soft-page-break/><text:span text:style-name="T1">Physical</text:span>: Linux needs drivers for your specific computer's components (network card, Wi-Fi, graphics card, etc.). While Linux has excellent hardware support, you might occasionally encounter a component that isn't fully supported out-of-the-box, requiring troubleshooting.</text:p>
            </text:list-item>
          </text:list>
        </text:list-item>
        <text:list-item>
          <text:p text:style-name="P100"><text:span text:style-name="T1">Performance &amp; Resource Usage</text:span>:</text:p>
          <text:list text:style-name="L101">
            <text:list-item>
              <text:p text:style-name="P105"><text:span text:style-name="T1">VM</text:span>: Performance is slightly degraded compared to native installation because of the virtualization layer overhead. Resources (RAM, CPU) are shared with your host OS.</text:p>
            </text:list-item>
            <text:list-item>
              <text:p text:style-name="P105"><text:span text:style-name="T1">Physical</text:span>: Linux runs directly on the hardware, providing native performance and full access to all resources.</text:p>
            </text:list-item>
          </text:list>
        </text:list-item>
      </text:list>
      <text:p text:style-name="First_20_paragraph">In summary, the VM environment provides a safe sandbox to learn and experiment, minimizing risk. Physical installation is for when you need native performance, dedicated hardware, or are setting up a production server. As a system administrator, you will likely work with bot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5:13:02Z</meta:creation-date>
    <dc:date>2025-06-10T11:45:11.671055955</dc:date>
    <meta:editing-duration>PT1M21S</meta:editing-duration>
    <meta:editing-cycles>1</meta:editing-cycles>
    <meta:document-statistic meta:table-count="0" meta:image-count="0" meta:object-count="0" meta:page-count="19" meta:paragraph-count="352" meta:word-count="6979" meta:character-count="43760" meta:non-whitespace-character-count="37391"/>
  </office:meta>
</office:document-meta>
</file>